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false" style:writing-mode="lr-tb" gnm:tab-color="#c00000" tableooo:tab-color="#c00000" gnm:display-formulas="false" gnm:display-col-header="true" gnm:display-row-header="true"/>
    </style:style>
    <style:style style:name="ta-2" style:family="table" style:master-page-name="ta-mp-2">
      <style:table-properties table:display="fals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94488188976377pt" style:use-optimal-row-height="true"/>
    </style:style>
    <style:style style:name="ACOL-0" style:family="table-column">
      <style:table-column-properties style:column-width="80.10708661417323pt" style:use-optimal-column-width="true"/>
    </style:style>
    <style:style style:name="ACE-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#cccccc" gnm:background-colour="#cccccc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cfe7f5" gnm:background-colour="#cfe7f5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3" style:family="table-cell" style:data-style-name="General">
      <style:table-cell-properties fo:background-color="#cccccc" gnm:background-colour="#cccccc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4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7" style:family="table-cell" style:data-style-name="General">
      <style:table-cell-properties fo:background-color="#cccccc" gnm:background-colour="#cccccc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8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" style:family="table-cell" style:data-style-name="General">
      <style:table-cell-properties fo:background-color="#cccccc" gnm:background-colour="#cccccc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10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ND-0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3" style:family="table-cell" style:data-style-name="ND-1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14" style:family="table-cell" style:data-style-name="ND-1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0000" fo:font-family="Calibri"/>
    </style:style>
    <style:style style:name="ACE-15" style:family="table-cell" style:data-style-name="ND-2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0000" fo:font-family="Calibri"/>
    </style:style>
    <style:style style:name="ACE-16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17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8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9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20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21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2" style:family="table-cell" style:data-style-name="ND-2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3" style:family="table-cell" style:data-style-name="ND-2">
      <style:table-cell-properties fo:background-color="#e6e6ff" gnm:background-colour="#e6e6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4" style:family="table-cell" style:data-style-name="ND-2">
      <style:table-cell-properties fo:background-color="#e6e6ff" gnm:background-colour="#e6e6ff" gnm:pattern-colour="#000000" gnm:pattern="1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5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7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28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9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1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32" style:family="table-cell" style:data-style-name="General">
      <style:table-cell-properties fo:background-color="#ffffff" gnm:background-colour="#ffffff" gnm:pattern-colour="#000000" gnm:pattern="1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3" style:family="table-cell" style:data-style-name="General">
      <style:table-cell-properties fo:background-color="#ffffff" gnm:background-colour="#ffffff" gnm:pattern-colour="#000000" gnm:pattern="1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4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35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6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7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9" style:family="table-cell" style:data-style-name="General">
      <style:table-cell-properties fo:background-color="#ffffff" gnm:background-colour="#ffffff" gnm:pattern-colour="#000000" gnm:pattern="1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0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1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2" style:family="table-cell" style:data-style-name="ND-1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3" style:family="table-cell" style:data-style-name="ND-0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4" style:family="table-cell" style:data-style-name="ND-3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0000" fo:font-family="Calibri"/>
    </style:style>
    <style:style style:name="ACE-45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6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0000" fo:font-family="Calibri"/>
    </style:style>
    <style:style style:name="ACE-47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8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9" style:family="table-cell" style:data-style-name="ND-4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0" style:family="table-cell" style:data-style-name="ND-3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1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Calibri"/>
    </style:style>
    <style:style style:name="ACE-52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3" style:family="table-cell" style:data-style-name="General">
      <style:table-cell-properties fo:background-color="#ffffff" gnm:background-colour="#ff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4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5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6" style:family="table-cell" style:data-style-name="General">
      <style:table-cell-properties fo:background-color="#ffffff" gnm:background-colour="#ffff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57" style:family="table-cell" style:data-style-name="ND-5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8" style:family="table-cell" style:data-style-name="ND-5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9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60" style:family="table-cell" style:data-style-name="ND-4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1" style:family="table-cell" style:data-style-name="ND-4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3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4" style:family="table-cell" style:data-style-name="ND-6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0000" fo:font-family="Calibri"/>
    </style:style>
    <style:style style:name="ACE-65" style:family="table-cell" style:data-style-name="ND-0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6" style:family="table-cell" style:data-style-name="General">
      <style:table-cell-properties fo:background-color="#ffffff" gnm:background-colour="#ffffff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7" style:family="table-cell" style:data-style-name="General">
      <style:table-cell-properties fo:background-color="#cccccc" gnm:background-colour="#cccccc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8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9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70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1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2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9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3" style:family="table-cell" style:data-style-name="ND-6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4" style:family="table-cell" style:data-style-name="ND-6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5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9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77" style:family="table-cell" style:data-style-name="ND-6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79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1" style:family="table-cell" style:data-style-name="ND-0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2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3" style:family="table-cell" style:data-style-name="ND-4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4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85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7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8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9" style:family="table-cell" style:data-style-name="ND-6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0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91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2" style:family="table-cell" style:data-style-name="ND-3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3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Calibri"/>
    </style:style>
    <style:style style:name="ACE-94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5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96" style:family="table-cell" style:data-style-name="ND-4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7" style:family="table-cell" style:data-style-name="ND-3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ff0000" fo:font-family="Calibri"/>
    </style:style>
    <style:style style:name="ACE-9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9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0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1" style:family="table-cell" style:data-style-name="General">
      <style:table-cell-properties fo:background-color="#cfe7f5" gnm:background-colour="#cfe7f5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2" style:family="table-cell" style:data-style-name="General">
      <style:table-cell-properties fo:background-color="#cccccc" gnm:background-colour="#cccccc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4" style:family="table-cell" style:data-style-name="General">
      <style:table-cell-properties fo:background-color="#e6e6ff" gnm:background-colour="#e6e6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20.211023622047243pt" style:use-optimal-column-width="true"/>
    </style:style>
    <style:style style:name="ACOL-2" style:family="table-column">
      <style:table-column-properties style:column-width="100.34645669291339pt" style:use-optimal-column-width="true"/>
    </style:style>
    <style:style style:name="ACOL-3" style:family="table-column">
      <style:table-column-properties style:column-width="96.46299212598426pt" style:use-optimal-column-width="true"/>
    </style:style>
    <style:style style:name="ACOL-4" style:family="table-column">
      <style:table-column-properties style:column-width="119.05511811023622pt" style:use-optimal-column-width="true"/>
    </style:style>
    <style:style style:name="ACOL-5" style:family="table-column">
      <style:table-column-properties style:column-width="49.804724409448816pt" style:use-optimal-column-width="true"/>
    </style:style>
    <style:style style:name="ACOL-6" style:family="table-column">
      <style:table-column-properties style:column-width="199.955905511811pt" style:use-optimal-column-width="true"/>
    </style:style>
    <style:style style:name="ACOL-7" style:family="table-column">
      <style:table-column-properties style:column-width="150.09448818897638pt" style:use-optimal-column-width="true"/>
    </style:style>
    <style:style style:name="ACOL-8" style:family="table-column">
      <style:table-column-properties style:column-width="86.34330708661416pt" style:use-optimal-column-width="true"/>
    </style:style>
    <style:style style:name="ACOL-9" style:family="table-column"/>
    <style:style style:name="ACOL-10" style:family="table-column">
      <style:table-column-properties style:column-width="90.25511811023622pt" style:use-optimal-column-width="true"/>
    </style:style>
    <style:style style:name="ACOL-11" style:family="table-column">
      <style:table-column-properties style:column-width="101.11181102362205pt" style:use-optimal-column-width="true"/>
    </style:style>
    <style:style style:name="ACOL-12" style:family="table-column">
      <style:table-column-properties style:column-width="73.75748031496062pt" style:use-optimal-column-width="true"/>
    </style:style>
    <style:style style:name="ACOL-13" style:family="table-column">
      <style:table-column-properties style:column-width="112.79055118110237pt" style:use-optimal-column-width="true"/>
    </style:style>
    <style:style style:name="ACOL-14" style:family="table-column">
      <style:table-column-properties style:column-width="122.08818897637796pt" style:use-optimal-column-width="true"/>
    </style:style>
    <style:style style:name="ACOL-15" style:family="table-column">
      <style:table-column-properties style:column-width="38.89133858267717pt" style:use-optimal-column-width="true"/>
    </style:style>
    <style:style style:name="ACOL-16" style:family="table-column">
      <style:table-column-properties style:column-width="45.89291338582677pt" style:use-optimal-column-width="true"/>
    </style:style>
    <style:style style:name="ACOL-17" style:family="table-column">
      <style:table-column-properties style:column-width="112.05354330708663pt" style:use-optimal-column-width="true"/>
    </style:style>
    <style:style style:name="ACOL-18" style:family="table-column">
      <style:table-column-properties style:column-width="52.100787401574806pt" style:use-optimal-column-width="true"/>
    </style:style>
    <style:style style:name="ACOL-19" style:family="table-column">
      <style:table-column-properties style:column-width="56.01259842519685pt" style:use-optimal-column-width="true"/>
    </style:style>
    <style:style style:name="ACOL-20" style:family="table-column">
      <style:table-column-properties style:column-width="51.36377952755906pt" style:use-optimal-column-width="true"/>
    </style:style>
    <style:style style:name="ACOL-21" style:family="table-column">
      <style:table-column-properties style:column-width="54.45354330708661pt" style:use-optimal-column-width="true"/>
    </style:style>
    <style:style style:name="ACOL-22" style:family="table-column">
      <style:table-column-properties style:column-width="59.896062992125984pt" style:use-optimal-column-width="true"/>
    </style:style>
    <style:style style:name="ACOL-23" style:family="table-column">
      <style:table-column-properties style:column-width="55.19055118110237pt" style:use-optimal-column-width="true"/>
    </style:style>
    <style:style style:name="ACOL-24" style:family="table-column">
      <style:table-column-properties style:column-width="56.80629921259843pt" style:use-optimal-column-width="true"/>
    </style:style>
    <style:style style:name="ACOL-25" style:family="table-column">
      <style:table-column-properties style:column-width="28.006299212598424pt" style:use-optimal-column-width="true"/>
    </style:style>
    <style:style style:name="ACOL-26" style:family="table-column">
      <style:table-column-properties style:column-width="25.653543307086615pt" style:use-optimal-column-width="true"/>
    </style:style>
    <style:style style:name="ACOL-27" style:family="table-column">
      <style:table-column-properties style:column-width="85.5496062992126pt" style:use-optimal-column-width="true"/>
    </style:style>
    <style:style style:name="ACOL-28" style:family="table-column">
      <style:table-column-properties style:column-width="67.66299212598425pt" style:use-optimal-column-width="true"/>
    </style:style>
    <style:style style:name="ACOL-29" style:family="table-column">
      <style:table-column-properties style:column-width="35.00787401574804pt" style:use-optimal-column-width="true"/>
    </style:style>
    <style:style style:name="AROW-1" style:family="table-row">
      <style:table-row-properties style:row-height="45.01417322834646pt" style:use-optimal-row-height="false"/>
    </style:style>
    <style:style style:name="AROW-2" style:family="table-row">
      <style:table-row-properties style:row-height="16.89448818897638pt" style:use-optimal-row-height="true"/>
    </style:style>
    <style:style style:name="AROW-3" style:family="table-row">
      <style:table-row-properties style:row-height="42.604724409448814pt" style:use-optimal-row-height="false"/>
    </style:style>
    <style:style style:name="AROW-4" style:family="table-row">
      <style:table-row-properties style:row-height="18.595275590551186pt" style:use-optimal-row-height="false"/>
    </style:style>
    <style:style style:name="AROW-5" style:family="table-row">
      <style:table-row-properties style:row-height="14.513385826771653pt" style:use-optimal-row-height="true"/>
    </style:style>
    <style:style style:name="AROW-6" style:family="table-row">
      <style:table-row-properties style:row-height="15.647244094488189pt" style:use-optimal-row-height="true"/>
    </style:style>
    <style:style style:name="AROW-7" style:family="table-row"/>
    <style:style style:name="AROW-8" style:family="table-row">
      <style:table-row-properties style:row-height="14.995275590551183pt" style:use-optimal-row-height="false"/>
    </style:style>
    <style:style style:name="AROW-9" style:family="table-row">
      <style:table-row-properties style:row-height="29.990551181102365pt" style:use-optimal-row-height="false"/>
    </style:style>
    <style:style style:name="AROW-10" style:family="table-row">
      <style:table-row-properties style:row-height="14.910236220472441pt" style:use-optimal-row-height="true"/>
    </style:style>
    <style:style style:name="AROW-11" style:family="table-row">
      <style:table-row-properties style:row-height="14.4pt" style:use-optimal-row-height="false"/>
    </style:style>
    <style:style style:name="AROW-12" style:family="table-row">
      <style:table-row-properties style:row-height="28.346456692913385pt" style:use-optimal-row-height="true"/>
    </style:style>
    <style:style style:name="AROW-13" style:family="table-row">
      <style:table-row-properties style:row-height="18.737007874015752pt" style:use-optimal-row-height="false"/>
    </style:style>
    <style:style style:name="AROW-14" style:family="table-row">
      <style:table-row-properties style:row-height="37.30393700787401pt" style:use-optimal-row-height="true"/>
    </style:style>
    <style:style style:name="AROW-15" style:family="table-row">
      <style:table-row-properties style:row-height="25.79527559055118pt" style:use-optimal-row-height="false"/>
    </style:style>
    <style:style style:name="AROW-16" style:family="table-row">
      <style:table-row-properties style:row-height="7.455118110236221pt" style:use-optimal-row-height="false"/>
    </style:style>
    <style:style style:name="AROW-17" style:family="table-row">
      <style:table-row-properties style:row-height="26.10708661417323pt" style:use-optimal-row-height="false"/>
    </style:style>
    <style:style style:name="AROW-18" style:family="table-row">
      <style:table-row-properties style:row-height="43.2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stimació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3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2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0"/>
        <table:table-column table:default-cell-style-name="ACE-0" table:style-name="ACOL-0" table:number-columns-repeated="1008"/>
        <table:table-row table:style-name="AROW-1">
          <table:table-cell table:number-columns-repeated="2" table:style-name="ACE-0"/>
          <table:table-cell table:style-name="ACE-6" office:value-type="string">
            <text:p>VIA</text:p>
          </table:table-cell>
          <table:table-cell table:number-columns-repeated="1021" table:style-name="ACE-0"/>
        </table:table-row>
        <table:table-row table:style-name="AROW-0" table:number-rows-repeated="3">
          <table:table-cell table:number-columns-repeated="1024"/>
        </table:table-row>
        <table:table-row table:style-name="AROW-2">
          <table:table-cell table:style-name="ACE-0"/>
          <table:table-cell table:number-columns-spanned="6" table:style-name="ACE-2" office:value-type="string">
            <text:p>ESTIMACIÓN DE COSTOS POR SERVICIOS</text:p>
          </table:table-cell>
          <table:covered-table-cell table:number-columns-repeated="5"/>
          <table:table-cell table:style-name="ACE-0"/>
          <table:table-cell table:number-columns-spanned="2" table:style-name="ACE-16" office:value-type="string">
            <text:p>CÁLCULO DE HORA POR TRABAJADOR</text:p>
          </table:table-cell>
          <table:covered-table-cell/>
          <table:table-cell table:style-name="ACE-8"/>
          <table:table-cell table:number-columns-repeated="1013" table:style-name="ACE-0"/>
        </table:table-row>
        <table:table-row table:style-name="AROW-3">
          <table:table-cell table:style-name="ACE-0"/>
          <table:table-cell table:style-name="ACE-3"/>
          <table:table-cell table:style-name="ACE-7"/>
          <table:table-cell table:style-name="ACE-9"/>
          <table:table-cell table:style-name="ACE-10" office:value-type="string">
            <text:p>Esfuerzo por mantenimiento correctivo</text:p>
          </table:table-cell>
          <table:table-cell table:style-name="ACE-12" office:value-type="string">
            <text:p>Esfuerzo Mantenimiento preventivo</text:p>
          </table:table-cell>
          <table:table-cell table:style-name="ACE-9" office:value-type="string">
            <text:p>Costo</text:p>
          </table:table-cell>
          <table:table-cell table:style-name="ACE-0"/>
          <table:table-cell table:style-name="ACE-17" office:value-type="string">
            <text:p>CONCEPTO</text:p>
          </table:table-cell>
          <table:table-cell table:style-name="ACE-21" office:value-type="string">
            <text:p>PROMEDIO MENSUAL</text:p>
          </table:table-cell>
          <table:table-cell table:style-name="ACE-1" office:value-type="string">
            <text:p>Director</text:p>
          </table:table-cell>
          <table:table-cell table:number-columns-repeated="1013" table:style-name="ACE-0"/>
        </table:table-row>
        <table:table-row table:style-name="AROW-4">
          <table:table-cell table:style-name="ACE-0"/>
          <table:table-cell table:number-columns-spanned="3" table:style-name="ACE-4" office:value-type="string">
            <text:p>ENTREGA DE SERVICIOS</text:p>
          </table:table-cell>
          <table:covered-table-cell table:number-columns-repeated="2"/>
          <table:table-cell table:style-name="ACE-11" table:formula="of:=[$'Capacidad'.I5]" office:value-type="float" office:value="27">
            <text:p>27.00</text:p>
          </table:table-cell>
          <table:table-cell table:style-name="ACE-11" table:formula="of:=[$'Capacidad'.I4]" office:value-type="float" office:value="27">
            <text:p>27.00</text:p>
          </table:table-cell>
          <table:table-cell table:style-name="ACE-13" table:formula="of:=([.E7]+[.F7])*[.$J$14]" office:value-type="float" office:value="0">
            <text:p>$0.00</text:p>
          </table:table-cell>
          <table:table-cell table:style-name="ACE-0"/>
          <table:table-cell table:style-name="ACE-18" office:value-type="string">
            <text:p>Promedio sueldo técnicos</text:p>
          </table:table-cell>
          <table:table-cell table:number-columns-repeated="2" table:style-name="ACE-22"/>
          <table:table-cell table:number-columns-repeated="1013" table:style-name="ACE-0"/>
        </table:table-row>
        <table:table-row table:style-name="AROW-0">
          <table:table-cell table:style-name="ACE-0"/>
          <table:table-cell table:number-columns-spanned="3" table:style-name="ACE-4" office:value-type="string">
            <text:p>PLANEACIÓN</text:p>
          </table:table-cell>
          <table:covered-table-cell table:number-columns-repeated="2"/>
          <table:table-cell table:style-name="ACE-11" table:formula="of:=[$'Capacidad'.P5]" office:value-type="float" office:value="0">
            <text:p>0.00</text:p>
          </table:table-cell>
          <table:table-cell table:style-name="ACE-11" table:formula="of:=[$'Capacidad'.P4]" office:value-type="float" office:value="0">
            <text:p>0.00</text:p>
          </table:table-cell>
          <table:table-cell table:style-name="ACE-13" table:formula="of:=([.E8]+[.F8])*[.$J$14]" office:value-type="float" office:value="0">
            <text:p>$0.00</text:p>
          </table:table-cell>
          <table:table-cell table:style-name="ACE-0"/>
          <table:table-cell table:style-name="ACE-18" office:value-type="string">
            <text:p>Luz</text:p>
          </table:table-cell>
          <table:table-cell table:number-columns-repeated="2" table:style-name="ACE-22"/>
          <table:table-cell table:number-columns-repeated="1013" table:style-name="ACE-0"/>
        </table:table-row>
        <table:table-row table:style-name="AROW-0">
          <table:table-cell table:style-name="ACE-0"/>
          <table:table-cell table:number-columns-spanned="3" table:style-name="ACE-4" office:value-type="string">
            <text:p>MONITOREO</text:p>
          </table:table-cell>
          <table:covered-table-cell table:number-columns-repeated="2"/>
          <table:table-cell table:number-columns-spanned="2" table:style-name="ACE-11"/>
          <table:covered-table-cell/>
          <table:table-cell table:style-name="ACE-13" table:formula="of:=+[.E9]*[.$K$14]" office:value-type="float" office:value="0">
            <text:p>$0.00</text:p>
          </table:table-cell>
          <table:table-cell table:style-name="ACE-0"/>
          <table:table-cell table:style-name="ACE-18" office:value-type="string">
            <text:p>Agua</text:p>
          </table:table-cell>
          <table:table-cell table:number-columns-repeated="2" table:style-name="ACE-22"/>
          <table:table-cell table:number-columns-repeated="1013" table:style-name="ACE-0"/>
        </table:table-row>
        <table:table-row table:style-name="AROW-0">
          <table:table-cell table:style-name="ACE-0"/>
          <table:table-cell table:number-columns-spanned="3" table:style-name="ACE-4" office:value-type="string">
            <text:p>AUDITORIA</text:p>
          </table:table-cell>
          <table:covered-table-cell table:number-columns-repeated="2"/>
          <table:table-cell table:number-columns-spanned="2" table:style-name="ACE-11"/>
          <table:covered-table-cell/>
          <table:table-cell table:style-name="ACE-13" table:formula="of:=+[.E10]*[.$J$14]" office:value-type="float" office:value="0">
            <text:p>$0.00</text:p>
          </table:table-cell>
          <table:table-cell table:style-name="ACE-0"/>
          <table:table-cell table:style-name="ACE-18" office:value-type="string">
            <text:p>Teléfonos</text:p>
          </table:table-cell>
          <table:table-cell table:number-columns-repeated="2" table:style-name="ACE-23"/>
          <table:table-cell table:number-columns-repeated="1013" table:style-name="ACE-0"/>
        </table:table-row>
        <table:table-row table:style-name="AROW-0">
          <table:table-cell table:style-name="ACE-0"/>
          <table:table-cell table:number-columns-spanned="3" table:style-name="ACE-4" office:value-type="string">
            <text:p>CONFIGURACIÓN</text:p>
          </table:table-cell>
          <table:covered-table-cell table:number-columns-repeated="2"/>
          <table:table-cell table:number-columns-spanned="2" table:style-name="ACE-11"/>
          <table:covered-table-cell/>
          <table:table-cell table:style-name="ACE-13" table:formula="of:=+[.E11]*[.$J$14]" office:value-type="float" office:value="0">
            <text:p>$0.00</text:p>
          </table:table-cell>
          <table:table-cell table:style-name="ACE-0"/>
          <table:table-cell table:style-name="ACE-18" office:value-type="string">
            <text:p>Internet </text:p>
          </table:table-cell>
          <table:table-cell table:number-columns-repeated="2" table:style-name="ACE-24"/>
          <table:table-cell table:number-columns-repeated="1013" table:style-name="ACE-0"/>
        </table:table-row>
        <table:table-row table:style-name="AROW-5">
          <table:table-cell table:style-name="ACE-0"/>
          <table:table-cell table:number-columns-spanned="3" table:style-name="ACE-5" office:value-type="string">
            <text:p>TOTAL</text:p>
          </table:table-cell>
          <table:covered-table-cell table:number-columns-repeated="2"/>
          <table:table-cell table:number-columns-repeated="2" table:style-name="ACE-0"/>
          <table:table-cell table:style-name="ACE-14" table:formula="of:=SUM([.G7:.G11])" office:value-type="float" office:value="0">
            <text:p>$0.00</text:p>
          </table:table-cell>
          <table:table-cell table:style-name="ACE-0"/>
          <table:table-cell table:style-name="ACE-18" office:value-type="string">
            <text:p>Material para mantenimiento</text:p>
          </table:table-cell>
          <table:table-cell table:number-columns-repeated="2" table:style-name="ACE-22"/>
          <table:table-cell table:number-columns-repeated="1013" table:style-name="ACE-0"/>
        </table:table-row>
        <table:table-row table:style-name="AROW-5">
          <table:table-cell table:number-columns-repeated="8" table:style-name="ACE-0"/>
          <table:table-cell table:style-name="ACE-19" office:value-type="string">
            <text:p>TOTAL</text:p>
          </table:table-cell>
          <table:table-cell table:style-name="ACE-15" table:formula="of:=SUM([.J7:.J12])" office:value-type="float" office:value="0">
            <text:p><text:s/>$-0 </text:p>
          </table:table-cell>
          <table:table-cell table:style-name="ACE-15" table:formula="of:=SUM([.K7:.K12])" office:value-type="float" office:value="0">
            <text:p><text:s/>$-0 </text:p>
          </table:table-cell>
          <table:table-cell table:number-columns-repeated="1013" table:style-name="ACE-0"/>
        </table:table-row>
        <table:table-row table:style-name="AROW-6">
          <table:table-cell table:number-columns-repeated="8" table:style-name="ACE-0"/>
          <table:table-cell table:style-name="ACE-20" office:value-type="string">
            <text:p>COSTO X TÉCNICO X HORA</text:p>
          </table:table-cell>
          <table:table-cell table:style-name="ACE-15" table:formula="of:=([.J13]/30)/8" office:value-type="float" office:value="0">
            <text:p><text:s/>$-0 </text:p>
          </table:table-cell>
          <table:table-cell table:style-name="ACE-15" table:formula="of:=([.K13]/30)/8" office:value-type="float" office:value="0">
            <text:p><text:s/>$-0 </text:p>
          </table:table-cell>
          <table:table-cell table:number-columns-repeated="1013" table:style-name="ACE-0"/>
        </table:table-row>
        <table:table-row table:style-name="AROW-0" table:number-rows-repeated="11">
          <table:table-cell table:number-columns-repeated="1024"/>
        </table:table-row>
        <table:table-row table:style-name="AROW-0">
          <table:table-cell table:number-columns-repeated="12" table:style-name="ACE-0"/>
          <table:table-cell table:style-name="ACE-0" table:formula="of:=SUM([$'Servicios'.E23:.G23])" office:value-type="float" office:value="6">
            <text:p>6</text:p>
          </table:table-cell>
          <table:table-cell table:number-columns-repeated="2" table:style-name="ACE-0"/>
          <table:table-cell table:style-name="ACE-0" table:formula="of:=SUM([$'Servicios'.H23:.J23])" office:value-type="float" office:value="3.5">
            <text:p>3.5</text:p>
          </table:table-cell>
          <table:table-cell table:number-columns-repeated="1008" table:style-name="ACE-0"/>
        </table:table-row>
        <table:table-row table:style-name="AROW-0" table:number-rows-repeated="1048550">
          <table:table-cell table:number-columns-repeated="1024"/>
        </table:table-row>
        <table:named-expressions>
          <table:named-expression table:name="Print_Area" table:expression="of:=#REF!" table:base-cell-address="$'Estimación'.$A$1"/>
          <table:named-expression table:name="Sheet_Title" table:expression="of:=&quot;Estimación&quot;" table:base-cell-address="$'Estimación'.$A$1"/>
        </table:named-expressions>
        <gnm:selections gnm:cursor-col="11" gnm:cursor-row="9">
          <gnm:selection gnm:start-col="11" gnm:start-row="9" gnm:end-col="11" gnm:end-row="9"/>
        </gnm:selections>
      </table:table>
      <table:table table:name="INSTALACIONES" table:style-name="ta-1" table:print="true">
        <office:forms form:automatic-focus="false" form:apply-design-mode="false">
          <form:form/>
        </office:forms>
        <table:table-column table:default-cell-style-name="ACE-25" table:style-name="ACOL-1"/>
        <table:table-column table:default-cell-style-name="ACE-25" table:style-name="ACOL-2"/>
        <table:table-column table:default-cell-style-name="ACE-25" table:style-name="ACOL-10" table:number-columns-repeated="10"/>
        <table:table-column table:default-cell-style-name="ACE-25" table:style-name="ACOL-11"/>
        <table:table-column table:default-cell-style-name="ACE-25" table:style-name="ACOL-0"/>
        <table:table-column table:default-cell-style-name="ACE-25" table:style-name="ACOL-0" table:number-columns-repeated="1010"/>
        <table:table-row table:style-name="AROW-1">
          <table:table-cell table:number-columns-repeated="2" table:style-name="ACE-25"/>
          <table:table-cell table:style-name="ACE-34" office:value-type="string">
            <text:p>VIA</text:p>
          </table:table-cell>
          <table:table-cell table:number-columns-repeated="1021" table:style-name="ACE-25"/>
        </table:table-row>
        <table:table-row table:style-name="AROW-0" table:number-rows-repeated="2">
          <table:table-cell table:number-columns-repeated="1024"/>
        </table:table-row>
        <table:table-row table:style-name="AROW-8">
          <table:table-cell table:style-name="ACE-25"/>
          <table:table-cell table:number-columns-spanned="10" table:number-rows-spanned="2" table:style-name="ACE-51" office:value-type="string">
            <text:p>ESTIMACIÓN DE ESFUERZO POR TIPO DE INSTALACIÓN</text:p>
          </table:table-cell>
          <table:covered-table-cell table:number-columns-repeated="9"/>
          <table:table-cell table:number-columns-repeated="1013" table:style-name="ACE-25"/>
        </table:table-row>
        <table:table-row table:style-name="AROW-0">
          <table:table-cell table:style-name="ACE-25"/>
          <table:covered-table-cell table:number-columns-repeated="10"/>
          <table:table-cell table:number-columns-repeated="1013" table:style-name="ACE-25"/>
        </table:table-row>
        <table:table-row table:style-name="AROW-8">
          <table:table-cell table:style-name="ACE-25"/>
          <table:table-cell table:number-rows-spanned="3" table:style-name="ACE-28" office:value-type="string">
            <text:p>Modelo</text:p>
          </table:table-cell>
          <table:table-cell table:number-rows-spanned="3" table:style-name="ACE-35" office:value-type="string">
            <text:p>Instalaciones</text:p>
          </table:table-cell>
          <table:table-cell table:number-rows-spanned="3" table:style-name="ACE-28" office:value-type="string">
            <text:p>Desembalaje e Instalación</text:p>
          </table:table-cell>
          <table:table-cell table:number-columns-spanned="4" table:style-name="ACE-52" office:value-type="string">
            <text:p>Capacitación</text:p>
          </table:table-cell>
          <table:covered-table-cell table:number-columns-repeated="3"/>
          <table:table-cell table:number-columns-spanned="2" table:style-name="ACE-52" office:value-type="string">
            <text:p>Instalación de Drivers / RIP</text:p>
          </table:table-cell>
          <table:covered-table-cell/>
          <table:table-cell table:number-rows-spanned="3" table:style-name="ACE-28" office:value-type="string">
            <text:p>Esfuerzo Total</text:p>
          </table:table-cell>
          <table:table-cell table:number-columns-repeated="1013" table:style-name="ACE-25"/>
        </table:table-row>
        <table:table-row table:style-name="AROW-9">
          <table:table-cell table:style-name="ACE-25"/>
          <table:covered-table-cell table:number-columns-repeated="3"/>
          <table:table-cell table:number-rows-spanned="2" table:style-name="ACE-28" office:value-type="string">
            <text:p>Usuarios primarios con antecedentes de uso de equipo</text:p>
          </table:table-cell>
          <table:table-cell table:number-rows-spanned="2" table:style-name="ACE-28" office:value-type="string">
            <text:p>Usuarios primarios sin antecedentes de uso de equipo</text:p>
          </table:table-cell>
          <table:table-cell table:number-columns-spanned="2" table:style-name="ACE-28" office:value-type="string">
            <text:p>Cantidad de personas a capacitar</text:p>
          </table:table-cell>
          <table:covered-table-cell/>
          <table:table-cell table:number-columns-spanned="2" table:style-name="ACE-28" office:value-type="string">
            <text:p>Cantidad de máquinas a instalar</text:p>
          </table:table-cell>
          <table:covered-table-cell table:number-columns-repeated="2"/>
          <table:table-cell table:number-columns-repeated="1013" table:style-name="ACE-25"/>
        </table:table-row>
        <table:table-row table:style-name="AROW-10">
          <table:table-cell table:style-name="ACE-25"/>
          <table:covered-table-cell table:number-columns-repeated="5"/>
          <table:table-cell table:style-name="ACE-28" office:value-type="string">
            <text:p>de 1 a 2</text:p>
          </table:table-cell>
          <table:table-cell table:style-name="ACE-28" office:value-type="string">
            <text:p>mas de 2</text:p>
          </table:table-cell>
          <table:table-cell table:style-name="ACE-28" office:value-type="string">
            <text:p>una</text:p>
          </table:table-cell>
          <table:table-cell table:style-name="ACE-28" office:value-type="string">
            <text:p>hasta 10</text:p>
          </table:table-cell>
          <table:covered-table-cell/>
          <table:table-cell table:number-columns-repeated="1013" table:style-name="ACE-25"/>
        </table:table-row>
        <table:table-row table:style-name="AROW-10">
          <table:table-cell table:style-name="ACE-25"/>
          <table:table-cell table:number-rows-spanned="2" table:style-name="ACE-29" office:value-type="string">
            <text:p>EQUIPOS DE 17 PULGADAS</text:p>
          </table:table-cell>
          <table:table-cell table:style-name="ACE-36" office:value-type="string">
            <text:p>Normal</text:p>
          </table:table-cell>
          <table:table-cell table:number-rows-spanned="2" table:style-name="ACE-29" office:value-type="float" office:value="30">
            <text:p>30</text:p>
          </table:table-cell>
          <table:table-cell table:style-name="ACE-29" office:value-type="float" office:value="30">
            <text:p>30</text:p>
          </table:table-cell>
          <table:table-cell table:style-name="ACE-47"/>
          <table:table-cell table:style-name="ACE-45" office:value-type="float" office:value="30">
            <text:p>30</text:p>
          </table:table-cell>
          <table:table-cell table:style-name="ACE-47"/>
          <table:table-cell table:style-name="ACE-29" office:value-type="float" office:value="10">
            <text:p>10</text:p>
          </table:table-cell>
          <table:table-cell table:style-name="ACE-47"/>
          <table:table-cell table:style-name="ACE-45" table:formula="of:=[.I9]+[.G9]+[.E9]+[.$D$9]" office:value-type="float" office:value="100">
            <text:p>100</text:p>
          </table:table-cell>
          <table:table-cell table:number-columns-repeated="1013" table:style-name="ACE-25"/>
        </table:table-row>
        <table:table-row table:style-name="AROW-10">
          <table:table-cell table:style-name="ACE-25"/>
          <table:covered-table-cell/>
          <table:table-cell table:style-name="ACE-37" office:value-type="string">
            <text:p>Complicada</text:p>
          </table:table-cell>
          <table:covered-table-cell/>
          <table:table-cell table:style-name="ACE-47"/>
          <table:table-cell table:style-name="ACE-29" office:value-type="float" office:value="60">
            <text:p>60</text:p>
          </table:table-cell>
          <table:table-cell table:style-name="ACE-47"/>
          <table:table-cell table:style-name="ACE-45" office:value-type="float" office:value="60">
            <text:p>60</text:p>
          </table:table-cell>
          <table:table-cell table:style-name="ACE-48"/>
          <table:table-cell table:style-name="ACE-29" office:value-type="float" office:value="60">
            <text:p>60</text:p>
          </table:table-cell>
          <table:table-cell table:style-name="ACE-45" table:formula="of:=[.J10]+[.H10]+[.F10]+[.$D$9]" office:value-type="float" office:value="210">
            <text:p>210</text:p>
          </table:table-cell>
          <table:table-cell table:number-columns-repeated="1013" table:style-name="ACE-25"/>
        </table:table-row>
        <table:table-row table:style-name="AROW-10">
          <table:table-cell table:style-name="ACE-25"/>
          <table:table-cell table:number-rows-spanned="2" table:style-name="ACE-29" office:value-type="string">
            <text:p>EQUIPOS DE 24 a 44 PULGADAS</text:p>
          </table:table-cell>
          <table:table-cell table:style-name="ACE-36" office:value-type="string">
            <text:p>Normal</text:p>
          </table:table-cell>
          <table:table-cell table:number-rows-spanned="2" table:style-name="ACE-29" office:value-type="float" office:value="45">
            <text:p>45</text:p>
          </table:table-cell>
          <table:table-cell table:style-name="ACE-29" office:value-type="float" office:value="30">
            <text:p>30</text:p>
          </table:table-cell>
          <table:table-cell table:style-name="ACE-47"/>
          <table:table-cell table:style-name="ACE-45" office:value-type="float" office:value="30">
            <text:p>30</text:p>
          </table:table-cell>
          <table:table-cell table:style-name="ACE-47"/>
          <table:table-cell table:style-name="ACE-29" office:value-type="float" office:value="10">
            <text:p>10</text:p>
          </table:table-cell>
          <table:table-cell table:style-name="ACE-47"/>
          <table:table-cell table:style-name="ACE-45" table:formula="of:=[.I11]+[.G11]+[.E11]+[.$D$11]" office:value-type="float" office:value="115">
            <text:p>115</text:p>
          </table:table-cell>
          <table:table-cell table:number-columns-repeated="1013" table:style-name="ACE-25"/>
        </table:table-row>
        <table:table-row table:style-name="AROW-10">
          <table:table-cell table:style-name="ACE-25"/>
          <table:covered-table-cell/>
          <table:table-cell table:style-name="ACE-37" office:value-type="string">
            <text:p>Complicada</text:p>
          </table:table-cell>
          <table:covered-table-cell/>
          <table:table-cell table:style-name="ACE-48"/>
          <table:table-cell table:style-name="ACE-29" office:value-type="float" office:value="60">
            <text:p>60</text:p>
          </table:table-cell>
          <table:table-cell table:style-name="ACE-47"/>
          <table:table-cell table:style-name="ACE-45" office:value-type="float" office:value="60">
            <text:p>60</text:p>
          </table:table-cell>
          <table:table-cell table:style-name="ACE-48"/>
          <table:table-cell table:style-name="ACE-29" office:value-type="float" office:value="60">
            <text:p>60</text:p>
          </table:table-cell>
          <table:table-cell table:style-name="ACE-45" table:formula="of:=[.J12]+[.H12]+[.F12]+[.$D$11]" office:value-type="float" office:value="225">
            <text:p>225</text:p>
          </table:table-cell>
          <table:table-cell table:number-columns-repeated="1013" table:style-name="ACE-25"/>
        </table:table-row>
        <table:table-row table:style-name="AROW-8">
          <table:table-cell table:style-name="ACE-25"/>
          <table:table-cell table:number-rows-spanned="2" table:style-name="ACE-29" office:value-type="string">
            <text:p>EQUIPOS <text:line-break/>GS-6000</text:p>
          </table:table-cell>
          <table:table-cell table:style-name="ACE-36" office:value-type="string">
            <text:p>Normal</text:p>
          </table:table-cell>
          <table:table-cell table:number-rows-spanned="2" table:style-name="ACE-29" office:value-type="float" office:value="90">
            <text:p>90</text:p>
          </table:table-cell>
          <table:table-cell table:style-name="ACE-29" office:value-type="float" office:value="30">
            <text:p>30</text:p>
          </table:table-cell>
          <table:table-cell table:style-name="ACE-48"/>
          <table:table-cell table:style-name="ACE-45" office:value-type="float" office:value="30">
            <text:p>30</text:p>
          </table:table-cell>
          <table:table-cell table:style-name="ACE-47"/>
          <table:table-cell table:style-name="ACE-29" office:value-type="float" office:value="30">
            <text:p>30</text:p>
          </table:table-cell>
          <table:table-cell table:style-name="ACE-48"/>
          <table:table-cell table:style-name="ACE-45" table:formula="of:=[.I13]+[.G13]+[.E13]+[.D13]" office:value-type="float" office:value="180">
            <text:p>180</text:p>
          </table:table-cell>
          <table:table-cell table:number-columns-repeated="1013" table:style-name="ACE-25"/>
        </table:table-row>
        <table:table-row table:style-name="AROW-10">
          <table:table-cell table:style-name="ACE-25"/>
          <table:covered-table-cell/>
          <table:table-cell table:style-name="ACE-37" office:value-type="string">
            <text:p>Complicada</text:p>
          </table:table-cell>
          <table:covered-table-cell/>
          <table:table-cell table:style-name="ACE-48"/>
          <table:table-cell table:style-name="ACE-29" office:value-type="float" office:value="90">
            <text:p>90</text:p>
          </table:table-cell>
          <table:table-cell table:style-name="ACE-47"/>
          <table:table-cell table:style-name="ACE-45" office:value-type="float" office:value="60">
            <text:p>60</text:p>
          </table:table-cell>
          <table:table-cell table:style-name="ACE-48"/>
          <table:table-cell table:style-name="ACE-29" office:value-type="float" office:value="60">
            <text:p>60</text:p>
          </table:table-cell>
          <table:table-cell table:style-name="ACE-45" table:formula="of:=[.J14]+[.H14]+[.F14]+[.D13]" office:value-type="float" office:value="300">
            <text:p>300</text:p>
          </table:table-cell>
          <table:table-cell table:number-columns-repeated="1013" table:style-name="ACE-25"/>
        </table:table-row>
        <table:table-row table:style-name="AROW-11">
          <table:table-cell table:style-name="ACE-25"/>
          <table:table-cell table:style-name="ACE-30"/>
          <table:table-cell table:style-name="ACE-38"/>
          <table:table-cell table:number-columns-spanned="8" table:style-name="ACE-53" office:value-type="string">
            <text:p>* El esfuerzo en en función de minutos</text:p>
          </table:table-cell>
          <table:covered-table-cell table:number-columns-repeated="7"/>
          <table:table-cell table:number-columns-repeated="1013" table:style-name="ACE-25"/>
        </table:table-row>
        <table:table-row table:style-name="AROW-0">
          <table:table-cell table:number-columns-repeated="1024"/>
        </table:table-row>
        <table:table-row table:style-name="AROW-12">
          <table:table-cell table:style-name="ACE-25"/>
          <table:table-cell table:number-columns-spanned="6" table:style-name="ACE-31" office:value-type="string">
            <text:p>PROYECCIÓN 2012 INSTALACIONES</text:p>
          </table:table-cell>
          <table:covered-table-cell table:number-columns-repeated="5"/>
          <table:table-cell table:style-name="ACE-25"/>
          <table:table-cell table:number-columns-spanned="3" table:style-name="ACE-31" office:value-type="string">
            <text:p>ETAPAS DEL SERVICIO</text:p>
          </table:table-cell>
          <table:covered-table-cell table:number-columns-repeated="2"/>
          <table:table-cell table:style-name="ACE-28" office:value-type="string">
            <text:p>Esfuerzo por Sevicio</text:p>
          </table:table-cell>
          <table:table-cell table:style-name="ACE-28" office:value-type="string">
            <text:p>Esfuerzo Total</text:p>
          </table:table-cell>
          <table:table-cell table:style-name="ACE-26"/>
          <table:table-cell table:number-columns-repeated="1010" table:style-name="ACE-25"/>
        </table:table-row>
        <table:table-row table:style-name="AROW-0">
          <table:table-cell table:style-name="ACE-25"/>
          <table:table-cell table:style-name="ACE-32" office:value-type="string">
            <text:p>Modelo</text:p>
          </table:table-cell>
          <table:table-cell table:style-name="ACE-32" office:value-type="string">
            <text:p>Instalaciones</text:p>
          </table:table-cell>
          <table:table-cell table:style-name="ACE-32" office:value-type="string">
            <text:p>Cant. 2011</text:p>
          </table:table-cell>
          <table:table-cell table:style-name="ACE-32" office:value-type="string">
            <text:p>Cant.</text:p>
          </table:table-cell>
          <table:table-cell table:style-name="ACE-32" office:value-type="string">
            <text:p>Esfuerzo</text:p>
          </table:table-cell>
          <table:table-cell table:style-name="ACE-32" office:value-type="string">
            <text:p>Costo</text:p>
          </table:table-cell>
          <table:table-cell table:style-name="ACE-25"/>
          <table:table-cell table:number-columns-spanned="3" table:style-name="ACE-54" office:value-type="string">
            <text:p>Recibir solicitud del cliente</text:p>
          </table:table-cell>
          <table:covered-table-cell table:number-columns-repeated="2"/>
          <table:table-cell table:number-rows-spanned="2" table:style-name="ACE-49" office:value-type="float" office:value="15">
            <text:p>15</text:p>
          </table:table-cell>
          <table:table-cell table:number-rows-spanned="2" table:style-name="ACE-45" table:formula="of:=[.L18]*[.$E$25]" office:value-type="float" office:value="765">
            <text:p>765</text:p>
          </table:table-cell>
          <table:table-cell table:style-name="ACE-26"/>
          <table:table-cell table:number-columns-repeated="1010" table:style-name="ACE-25"/>
        </table:table-row>
        <table:table-row table:style-name="AROW-0">
          <table:table-cell table:style-name="ACE-25"/>
          <table:table-cell table:number-rows-spanned="2" table:style-name="ACE-33" office:value-type="string">
            <text:p>EQUIPOS DE 17 PULGADAS</text:p>
          </table:table-cell>
          <table:table-cell table:style-name="ACE-39" office:value-type="string">
            <text:p>Normal</text:p>
          </table:table-cell>
          <table:table-cell table:style-name="ACE-45" office:value-type="float" office:value="10">
            <text:p>10</text:p>
          </table:table-cell>
          <table:table-cell table:style-name="ACE-45" table:formula="of:=[.D19]*1.5" office:value-type="float" office:value="15">
            <text:p>15</text:p>
          </table:table-cell>
          <table:table-cell table:style-name="ACE-49" table:formula="of:=[.E19]*[.K9]" office:value-type="float" office:value="1500">
            <text:p>1,500</text:p>
          </table:table-cell>
          <table:table-cell table:style-name="ACE-50" table:formula="of:=([.F19]/60)*[$'Estimación'.$J$14]" office:value-type="float" office:value="0">
            <text:p><text:s/>$-0 </text:p>
          </table:table-cell>
          <table:table-cell table:style-name="ACE-25"/>
          <table:table-cell table:number-columns-spanned="3" table:style-name="ACE-54" office:value-type="string">
            <text:p>Recabar información</text:p>
          </table:table-cell>
          <table:covered-table-cell table:number-columns-repeated="4"/>
          <table:table-cell table:style-name="ACE-26"/>
          <table:table-cell table:number-columns-repeated="1010" table:style-name="ACE-25"/>
        </table:table-row>
        <table:table-row table:style-name="AROW-0">
          <table:table-cell table:style-name="ACE-25"/>
          <table:covered-table-cell/>
          <table:table-cell table:style-name="ACE-37" office:value-type="string">
            <text:p>Complicada</text:p>
          </table:table-cell>
          <table:table-cell table:style-name="ACE-45" office:value-type="float" office:value="0">
            <text:p>0</text:p>
          </table:table-cell>
          <table:table-cell table:style-name="ACE-45" office:value-type="float" office:value="1">
            <text:p>1</text:p>
          </table:table-cell>
          <table:table-cell table:style-name="ACE-49" table:formula="of:=[.E20]*[.K10]" office:value-type="float" office:value="210">
            <text:p>210</text:p>
          </table:table-cell>
          <table:table-cell table:style-name="ACE-50" table:formula="of:=([.F20]/60)*[$'Estimación'.$J$14]" office:value-type="float" office:value="0">
            <text:p><text:s/>$-0 </text:p>
          </table:table-cell>
          <table:table-cell table:style-name="ACE-25"/>
          <table:table-cell table:number-columns-spanned="3" table:style-name="ACE-54" office:value-type="string">
            <text:p>Visita de Instalación</text:p>
          </table:table-cell>
          <table:covered-table-cell table:number-columns-repeated="2"/>
          <table:table-cell table:style-name="ACE-60"/>
          <table:table-cell table:style-name="ACE-49" table:formula="of:=[.F25]" office:value-type="float" office:value="6585">
            <text:p>6,585</text:p>
          </table:table-cell>
          <table:table-cell table:style-name="ACE-26"/>
          <table:table-cell table:number-columns-repeated="1010" table:style-name="ACE-25"/>
        </table:table-row>
        <table:table-row table:style-name="AROW-0">
          <table:table-cell table:style-name="ACE-25"/>
          <table:table-cell table:number-rows-spanned="2" table:style-name="ACE-29" office:value-type="string">
            <text:p>EQUIPOS DE 24 a 44 PULGADAS</text:p>
          </table:table-cell>
          <table:table-cell table:style-name="ACE-36" office:value-type="string">
            <text:p>Normal</text:p>
          </table:table-cell>
          <table:table-cell table:style-name="ACE-45" office:value-type="float" office:value="20">
            <text:p>20</text:p>
          </table:table-cell>
          <table:table-cell table:style-name="ACE-45" table:formula="of:=[.D21]*1.5" office:value-type="float" office:value="30">
            <text:p>30</text:p>
          </table:table-cell>
          <table:table-cell table:style-name="ACE-49" table:formula="of:=[.E21]*[.K11]" office:value-type="float" office:value="3450">
            <text:p>3,450</text:p>
          </table:table-cell>
          <table:table-cell table:style-name="ACE-50" table:formula="of:=([.F21]/60)*[$'Estimación'.$J$14]" office:value-type="float" office:value="0">
            <text:p><text:s/>$-0 </text:p>
          </table:table-cell>
          <table:table-cell table:style-name="ACE-25"/>
          <table:table-cell table:number-columns-spanned="3" table:style-name="ACE-54" office:value-type="string">
            <text:p>Alimentar de información al sistema</text:p>
          </table:table-cell>
          <table:covered-table-cell table:number-columns-repeated="2"/>
          <table:table-cell table:style-name="ACE-49" office:value-type="float" office:value="10">
            <text:p>10</text:p>
          </table:table-cell>
          <table:table-cell table:style-name="ACE-45" table:formula="of:=[.L21]*[.$E$25]" office:value-type="float" office:value="510">
            <text:p>510</text:p>
          </table:table-cell>
          <table:table-cell table:style-name="ACE-26"/>
          <table:table-cell table:number-columns-repeated="1010" table:style-name="ACE-25"/>
        </table:table-row>
        <table:table-row table:style-name="AROW-0">
          <table:table-cell table:style-name="ACE-25"/>
          <table:covered-table-cell/>
          <table:table-cell table:style-name="ACE-37" office:value-type="string">
            <text:p>Complicada</text:p>
          </table:table-cell>
          <table:table-cell table:style-name="ACE-45" office:value-type="float" office:value="0">
            <text:p>0</text:p>
          </table:table-cell>
          <table:table-cell table:style-name="ACE-45" office:value-type="float" office:value="1">
            <text:p>1</text:p>
          </table:table-cell>
          <table:table-cell table:style-name="ACE-49" table:formula="of:=[.E22]*[.K12]" office:value-type="float" office:value="225">
            <text:p>225</text:p>
          </table:table-cell>
          <table:table-cell table:style-name="ACE-50" table:formula="of:=([.F22]/60)*[$'Estimación'.$J$14]" office:value-type="float" office:value="0">
            <text:p><text:s/>$-0 </text:p>
          </table:table-cell>
          <table:table-cell table:style-name="ACE-25"/>
          <table:table-cell table:number-columns-spanned="3" table:style-name="ACE-55" office:value-type="string">
            <text:p>TOTAL</text:p>
          </table:table-cell>
          <table:covered-table-cell table:number-columns-repeated="2"/>
          <table:table-cell table:style-name="ACE-49" table:formula="of:=SUM([.L18:.L21])" office:value-type="float" office:value="25">
            <text:p>25</text:p>
          </table:table-cell>
          <table:table-cell table:style-name="ACE-49" table:formula="of:=SUM([.M18:.M20])" office:value-type="float" office:value="7350">
            <text:p>7,350</text:p>
          </table:table-cell>
          <table:table-cell table:style-name="ACE-26"/>
          <table:table-cell table:number-columns-repeated="1010" table:style-name="ACE-25"/>
        </table:table-row>
        <table:table-row table:style-name="AROW-13">
          <table:table-cell table:style-name="ACE-25"/>
          <table:table-cell table:number-rows-spanned="2" table:style-name="ACE-29" office:value-type="string">
            <text:p>EQUIPOS <text:line-break/>GS-6000</text:p>
          </table:table-cell>
          <table:table-cell table:style-name="ACE-36" office:value-type="string">
            <text:p>Normal</text:p>
          </table:table-cell>
          <table:table-cell table:style-name="ACE-45" office:value-type="float" office:value="0">
            <text:p>0</text:p>
          </table:table-cell>
          <table:table-cell table:style-name="ACE-45" table:formula="of:=[.D23]*1.5" office:value-type="float" office:value="0">
            <text:p>0</text:p>
          </table:table-cell>
          <table:table-cell table:style-name="ACE-49" table:formula="of:=[.E23]*[.K13]" office:value-type="float" office:value="0">
            <text:p>0</text:p>
          </table:table-cell>
          <table:table-cell table:style-name="ACE-50" table:formula="of:=([.F23]/60)*[$'Estimación'.$J$14]" office:value-type="float" office:value="0">
            <text:p><text:s/>$-0 </text:p>
          </table:table-cell>
          <table:table-cell table:style-name="ACE-25"/>
          <table:table-cell table:number-columns-spanned="4" table:style-name="ACE-56" office:value-type="string">
            <text:p>PROYECCIÓN DEL ESFUERZO ANUAL DE INSTALACIÓN</text:p>
          </table:table-cell>
          <table:covered-table-cell table:number-columns-repeated="3"/>
          <table:table-cell table:style-name="ACE-46" table:formula="of:=[.M22]/60" office:value-type="float" office:value="122.5">
            <text:p>122.5</text:p>
          </table:table-cell>
          <table:table-cell table:style-name="ACE-27" office:value-type="string">
            <text:p>horas</text:p>
          </table:table-cell>
          <table:table-cell table:number-columns-repeated="1010" table:style-name="ACE-25"/>
        </table:table-row>
        <table:table-row table:style-name="AROW-2">
          <table:table-cell table:style-name="ACE-25"/>
          <table:covered-table-cell/>
          <table:table-cell table:style-name="ACE-37" office:value-type="string">
            <text:p>Complicada</text:p>
          </table:table-cell>
          <table:table-cell table:style-name="ACE-45" office:value-type="float" office:value="0">
            <text:p>0</text:p>
          </table:table-cell>
          <table:table-cell table:style-name="ACE-45" office:value-type="float" office:value="4">
            <text:p>4</text:p>
          </table:table-cell>
          <table:table-cell table:style-name="ACE-49" table:formula="of:=[.E24]*[.K14]" office:value-type="float" office:value="1200">
            <text:p>1,200</text:p>
          </table:table-cell>
          <table:table-cell table:style-name="ACE-50" table:formula="of:=([.F24]/60)*[$'Estimación'.$J$14]" office:value-type="float" office:value="0">
            <text:p><text:s/>$-0 </text:p>
          </table:table-cell>
          <table:table-cell table:style-name="ACE-25"/>
          <table:table-cell table:number-columns-spanned="4" table:style-name="ACE-56" office:value-type="string">
            <text:p>PROYECCIÓN DEL COSTO ANUAL DE INSTALACIÓN</text:p>
          </table:table-cell>
          <table:covered-table-cell table:number-columns-repeated="3"/>
          <table:table-cell table:style-name="ACE-44" table:formula="of:=[.M23]*[$'Estimación'.J14]" office:value-type="float" office:value="0">
            <text:p><text:s/>$-0 </text:p>
          </table:table-cell>
          <table:table-cell table:style-name="ACE-26"/>
          <table:table-cell table:number-columns-repeated="1010" table:style-name="ACE-25"/>
        </table:table-row>
        <table:table-row table:style-name="AROW-0">
          <table:table-cell table:number-columns-repeated="2" table:style-name="ACE-25"/>
          <table:table-cell table:style-name="ACE-40" office:value-type="string">
            <text:p>TOTAL</text:p>
          </table:table-cell>
          <table:table-cell table:style-name="ACE-45" table:formula="of:=SUM([.D19:.D24])" office:value-type="float" office:value="30">
            <text:p>30</text:p>
          </table:table-cell>
          <table:table-cell table:style-name="ACE-45" table:formula="of:=SUM([.E19:.E24])" office:value-type="float" office:value="51">
            <text:p>51</text:p>
          </table:table-cell>
          <table:table-cell table:style-name="ACE-49" table:formula="of:=SUM([.F19:.F24])" office:value-type="float" office:value="6585">
            <text:p>6,585</text:p>
          </table:table-cell>
          <table:table-cell table:style-name="ACE-50" table:formula="of:=SUM([.G19:.G24])" office:value-type="float" office:value="0">
            <text:p><text:s/>$-0 </text:p>
          </table:table-cell>
          <table:table-cell table:style-name="ACE-25"/>
          <table:table-cell table:number-columns-repeated="3" table:style-name="ACE-26"/>
          <table:table-cell table:style-name="ACE-61"/>
          <table:table-cell table:style-name="ACE-43"/>
          <table:table-cell table:style-name="ACE-26"/>
          <table:table-cell table:number-columns-repeated="1010" table:style-name="ACE-25"/>
        </table:table-row>
        <table:table-row table:style-name="AROW-0">
          <table:table-cell table:number-columns-repeated="8" table:style-name="ACE-25"/>
          <table:table-cell table:style-name="ACE-26"/>
          <table:table-cell table:style-name="ACE-58"/>
          <table:table-cell table:number-columns-repeated="2" table:style-name="ACE-26"/>
          <table:table-cell table:style-name="ACE-42"/>
          <table:table-cell table:style-name="ACE-26"/>
          <table:table-cell table:number-columns-repeated="1010" table:style-name="ACE-25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number-columns-repeated="8" table:style-name="ACE-25"/>
          <table:table-cell table:style-name="ACE-57"/>
          <table:table-cell table:style-name="ACE-41"/>
          <table:table-cell table:number-columns-repeated="1014" table:style-name="ACE-25"/>
        </table:table-row>
        <table:table-row table:style-name="AROW-0" table:number-rows-repeated="3">
          <table:table-cell table:number-columns-repeated="1024"/>
        </table:table-row>
        <table:table-row table:style-name="AROW-0">
          <table:table-cell table:number-columns-repeated="2" table:style-name="ACE-25"/>
          <table:table-cell table:style-name="ACE-41"/>
          <table:table-cell table:number-columns-repeated="1021" table:style-name="ACE-25"/>
        </table:table-row>
        <table:table-row table:style-name="AROW-0">
          <table:table-cell table:number-columns-repeated="9" table:style-name="ACE-25"/>
          <table:table-cell table:style-name="ACE-59"/>
          <table:table-cell table:number-columns-repeated="1014" table:style-name="ACE-25"/>
        </table:table-row>
        <table:table-row table:style-name="AROW-0" table:number-rows-repeated="1048542">
          <table:table-cell table:number-columns-repeated="1024"/>
        </table:table-row>
        <table:named-expressions>
          <table:named-expression table:name="Print_Area" table:expression="of:=#REF!" table:base-cell-address="$'INSTALACIONES'.$A$1"/>
          <table:named-expression table:name="Sheet_Title" table:expression="of:=&quot;INSTALACIONES&quot;" table:base-cell-address="$'INSTALACIONES'.$A$1"/>
        </table:named-expressions>
        <gnm:selections gnm:cursor-col="12" gnm:cursor-row="22">
          <gnm:selection gnm:start-col="12" gnm:start-row="22" gnm:end-col="12" gnm:end-row="22"/>
        </gnm:selections>
      </table:table>
      <table:table table:name="FALLAS" table:style-name="ta-2" table:print="true">
        <office:forms form:automatic-focus="false" form:apply-design-mode="false">
          <form:form/>
        </office:forms>
        <table:table-column table:default-cell-style-name="ACE-62" table:style-name="ACOL-12" table:number-columns-repeated="3"/>
        <table:table-column table:default-cell-style-name="ACE-62" table:style-name="ACOL-13"/>
        <table:table-column table:default-cell-style-name="ACE-62" table:style-name="ACOL-12" table:number-columns-repeated="1020"/>
        <table:table-row table:style-name="AROW-0" table:number-rows-repeated="3">
          <table:table-cell table:number-columns-repeated="1024"/>
        </table:table-row>
        <table:table-row table:style-name="AROW-0">
          <table:table-cell table:style-name="ACE-62" office:value-type="string">
            <text:p>Actividades de reparación</text:p>
          </table:table-cell>
          <table:table-cell table:number-columns-repeated="8" table:style-name="ACE-62"/>
          <table:table-cell table:style-name="ACE-62" office:value-type="string">
            <text:p>gs-600</text:p>
          </table:table-cell>
          <table:table-cell table:number-columns-repeated="1014" table:style-name="ACE-62"/>
        </table:table-row>
        <table:table-row table:style-name="AROW-0">
          <table:table-cell table:number-columns-repeated="4" table:style-name="ACE-62"/>
          <table:table-cell table:style-name="ACE-62" office:value-type="string">
            <text:p>SENCILLO</text:p>
          </table:table-cell>
          <table:table-cell table:style-name="ACE-62" office:value-type="string">
            <text:p>NORMAL</text:p>
          </table:table-cell>
          <table:table-cell table:style-name="ACE-62" office:value-type="string">
            <text:p>COMPLICADO</text:p>
          </table:table-cell>
          <table:table-cell table:number-columns-repeated="1017" table:style-name="ACE-62"/>
        </table:table-row>
        <table:table-row table:style-name="AROW-0">
          <table:table-cell table:style-name="ACE-62" office:value-type="string">
            <text:p>NO IMPRIME:</text:p>
          </table:table-cell>
          <table:table-cell table:number-columns-repeated="1023" table:style-name="ACE-62"/>
        </table:table-row>
        <table:table-row table:style-name="AROW-0">
          <table:table-cell table:style-name="ACE-62"/>
          <table:table-cell table:style-name="ACE-62" office:value-type="string">
            <text:p>Limpieza de cabezales</text:p>
          </table:table-cell>
          <table:table-cell table:number-columns-repeated="2" table:style-name="ACE-62"/>
          <table:table-cell table:style-name="ACE-62" office:value-type="float" office:value="8">
            <text:p>8</text:p>
          </table:table-cell>
          <table:table-cell table:style-name="ACE-62" office:value-type="float" office:value="8">
            <text:p>8</text:p>
          </table:table-cell>
          <table:table-cell table:style-name="ACE-62" office:value-type="float" office:value="8">
            <text:p>8</text:p>
          </table:table-cell>
          <table:table-cell table:number-columns-repeated="2" table:style-name="ACE-62"/>
          <table:table-cell table:style-name="ACE-62" office:value-type="float" office:value="10">
            <text:p>10</text:p>
          </table:table-cell>
          <table:table-cell table:number-columns-repeated="1014" table:style-name="ACE-62"/>
        </table:table-row>
        <table:table-row table:style-name="AROW-0">
          <table:table-cell table:style-name="ACE-62"/>
          <table:table-cell table:style-name="ACE-62" office:value-type="string">
            <text:p>Lavado de Kit de mantenimiento</text:p>
          </table:table-cell>
          <table:table-cell table:number-columns-repeated="2" table:style-name="ACE-62"/>
          <table:table-cell table:style-name="ACE-62" office:value-type="float" office:value="35">
            <text:p>35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Cambio de Kit de mantenimiento</text:p>
          </table:table-cell>
          <table:table-cell table:number-columns-repeated="2" table:style-name="ACE-62"/>
          <table:table-cell table:style-name="ACE-62" office:value-type="float" office:value="35">
            <text:p>35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Lavado de cabezas de impresión</text:p>
          </table:table-cell>
          <table:table-cell table:number-columns-repeated="3" table:style-name="ACE-62"/>
          <table:table-cell table:style-name="ACE-62" office:value-type="float" office:value="50">
            <text:p>50</text:p>
          </table:table-cell>
          <table:table-cell table:style-name="ACE-62" office:value-type="float" office:value="50">
            <text:p>5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Cambio de Cabezales</text:p>
          </table:table-cell>
          <table:table-cell table:number-columns-repeated="3" table:style-name="ACE-62"/>
          <table:table-cell table:style-name="ACE-62" office:value-type="float" office:value="50">
            <text:p>50</text:p>
          </table:table-cell>
          <table:table-cell table:style-name="ACE-62" office:value-type="float" office:value="50">
            <text:p>5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Cambio de tarjeta main</text:p>
          </table:table-cell>
          <table:table-cell table:number-columns-repeated="4" table:style-name="ACE-62"/>
          <table:table-cell table:style-name="ACE-62" office:value-type="float" office:value="20">
            <text:p>2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Ajustes, calibración, lubricación y limpieza</text:p>
          </table:table-cell>
          <table:table-cell table:number-columns-repeated="2" table:style-name="ACE-62"/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number-columns-repeated="1017" table:style-name="ACE-62"/>
        </table:table-row>
        <table:table-row table:style-name="AROW-0">
          <table:table-cell table:number-columns-repeated="4" table:style-name="ACE-62"/>
          <table:table-cell table:style-name="ACE-62" table:formula="of:=SUM([.E7:.E13])" office:value-type="float" office:value="118">
            <text:p>118</text:p>
          </table:table-cell>
          <table:table-cell table:style-name="ACE-62" table:formula="of:=SUM([.F7:.F13])" office:value-type="float" office:value="148">
            <text:p>148</text:p>
          </table:table-cell>
          <table:table-cell table:style-name="ACE-62" table:formula="of:=SUM([.G7:.G13])" office:value-type="float" office:value="168">
            <text:p>168</text:p>
          </table:table-cell>
          <table:table-cell table:number-columns-repeated="1017" table:style-name="ACE-62"/>
        </table:table-row>
        <table:table-row table:style-name="AROW-0">
          <table:table-cell table:number-columns-repeated="1024"/>
        </table:table-row>
        <table:table-row table:style-name="AROW-8">
          <table:table-cell table:style-name="ACE-62" office:value-type="string">
            <text:p>NO TOMA EL PAPEL:</text:p>
          </table:table-cell>
          <table:table-cell table:number-columns-repeated="1023" table:style-name="ACE-62"/>
        </table:table-row>
        <table:table-row table:style-name="AROW-0">
          <table:table-cell table:style-name="ACE-62"/>
          <table:table-cell table:style-name="ACE-62" office:value-type="string">
            <text:p>Retirar obstrucciones</text:p>
          </table:table-cell>
          <table:table-cell table:number-columns-repeated="3" table:style-name="ACE-62"/>
          <table:table-cell table:style-name="ACE-62" office:value-type="float" office:value="30">
            <text:p>30</text:p>
          </table:table-cell>
          <table:table-cell table:number-columns-repeated="1018" table:style-name="ACE-62"/>
        </table:table-row>
        <table:table-row table:style-name="AROW-0">
          <table:table-cell table:style-name="ACE-62"/>
          <table:table-cell table:style-name="ACE-62" office:value-type="string">
            <text:p>Limpiar rodillos de alimentación</text:p>
          </table:table-cell>
          <table:table-cell table:number-columns-repeated="3" table:style-name="ACE-62"/>
          <table:table-cell table:style-name="ACE-62" office:value-type="float" office:value="45">
            <text:p>45</text:p>
          </table:table-cell>
          <table:table-cell table:number-columns-repeated="1018" table:style-name="ACE-62"/>
        </table:table-row>
        <table:table-row table:style-name="AROW-8">
          <table:table-cell table:style-name="ACE-62"/>
          <table:table-cell table:style-name="ACE-62" office:value-type="string">
            <text:p>Cambio de motor</text:p>
          </table:table-cell>
          <table:table-cell table:number-columns-repeated="2" table:style-name="ACE-62"/>
          <table:table-cell table:style-name="ACE-62" office:value-type="float" office:value="45">
            <text:p>45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Cambio de tarjeta main</text:p>
          </table:table-cell>
          <table:table-cell table:number-columns-repeated="2" table:style-name="ACE-62"/>
          <table:table-cell table:style-name="ACE-62" office:value-type="float" office:value="20">
            <text:p>20</text:p>
          </table:table-cell>
          <table:table-cell table:number-columns-repeated="1019" table:style-name="ACE-62"/>
        </table:table-row>
        <table:table-row table:style-name="AROW-8">
          <table:table-cell table:style-name="ACE-62"/>
          <table:table-cell table:style-name="ACE-62" office:value-type="string">
            <text:p>Ajustes, calibración, lubricación y limpieza</text:p>
          </table:table-cell>
          <table:table-cell table:number-columns-repeated="2" table:style-name="ACE-62"/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number-columns-repeated="1018" table:style-name="ACE-62"/>
        </table:table-row>
        <table:table-row table:style-name="AROW-0">
          <table:table-cell table:number-columns-repeated="4" table:style-name="ACE-62"/>
          <table:table-cell table:style-name="ACE-62" table:formula="of:=SUM([.E19:.E21])" office:value-type="float" office:value="105">
            <text:p>105</text:p>
          </table:table-cell>
          <table:table-cell table:style-name="ACE-62" table:formula="of:=SUM([.F17:.F21])" office:value-type="float" office:value="115">
            <text:p>115</text:p>
          </table:table-cell>
          <table:table-cell table:number-columns-repeated="1018" table:style-name="ACE-62"/>
        </table:table-row>
        <table:table-row table:style-name="AROW-0">
          <table:table-cell table:number-columns-repeated="1024"/>
        </table:table-row>
        <table:table-row table:style-name="AROW-0">
          <table:table-cell table:style-name="ACE-62" office:value-type="string">
            <text:p>NO ENCIENDE:</text:p>
          </table:table-cell>
          <table:table-cell table:number-columns-repeated="1023" table:style-name="ACE-62"/>
        </table:table-row>
        <table:table-row table:style-name="AROW-0">
          <table:table-cell table:style-name="ACE-62"/>
          <table:table-cell table:style-name="ACE-62" office:value-type="string">
            <text:p>Revisión de fusibles</text:p>
          </table:table-cell>
          <table:table-cell table:number-columns-repeated="2" table:style-name="ACE-62"/>
          <table:table-cell table:style-name="ACE-62" office:value-type="float" office:value="20">
            <text:p>20</text:p>
          </table:table-cell>
          <table:table-cell table:style-name="ACE-62" office:value-type="float" office:value="20">
            <text:p>20</text:p>
          </table:table-cell>
          <table:table-cell table:number-columns-repeated="1018" table:style-name="ACE-62"/>
        </table:table-row>
        <table:table-row table:style-name="AROW-0">
          <table:table-cell table:style-name="ACE-62"/>
          <table:table-cell table:style-name="ACE-62" office:value-type="string">
            <text:p>Cambio de tarjeta fuente</text:p>
          </table:table-cell>
          <table:table-cell table:number-columns-repeated="2" table:style-name="ACE-62"/>
          <table:table-cell table:style-name="ACE-62" office:value-type="float" office:value="20">
            <text:p>20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Cambio de tarjeta main</text:p>
          </table:table-cell>
          <table:table-cell table:number-columns-repeated="3" table:style-name="ACE-62"/>
          <table:table-cell table:style-name="ACE-62" office:value-type="float" office:value="20">
            <text:p>20</text:p>
          </table:table-cell>
          <table:table-cell table:number-columns-repeated="1018" table:style-name="ACE-62"/>
        </table:table-row>
        <table:table-row table:style-name="AROW-0">
          <table:table-cell table:style-name="ACE-62"/>
          <table:table-cell table:style-name="ACE-62" office:value-type="string">
            <text:p>Ajustes, calibración, lubricación y limpieza</text:p>
          </table:table-cell>
          <table:table-cell table:number-columns-repeated="2" table:style-name="ACE-62"/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number-columns-repeated="1018" table:style-name="ACE-62"/>
        </table:table-row>
        <table:table-row table:style-name="AROW-0">
          <table:table-cell table:number-columns-repeated="4" table:style-name="ACE-62"/>
          <table:table-cell table:style-name="ACE-62" table:formula="of:=SUM([.E25:.E28])" office:value-type="float" office:value="80">
            <text:p>80</text:p>
          </table:table-cell>
          <table:table-cell table:style-name="ACE-62" table:formula="of:=SUM([.F25:.F28])" office:value-type="float" office:value="80">
            <text:p>80</text:p>
          </table:table-cell>
          <table:table-cell table:number-columns-repeated="1018" table:style-name="ACE-62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62" office:value-type="string">
            <text:p>IMPRIME MAL:</text:p>
          </table:table-cell>
          <table:table-cell table:number-columns-repeated="1023" table:style-name="ACE-62"/>
        </table:table-row>
        <table:table-row table:style-name="AROW-0">
          <table:table-cell table:style-name="ACE-62"/>
          <table:table-cell table:style-name="ACE-62" office:value-type="string">
            <text:p>Limpieza de cabezales</text:p>
          </table:table-cell>
          <table:table-cell table:number-columns-repeated="2" table:style-name="ACE-62"/>
          <table:table-cell table:style-name="ACE-62" office:value-type="float" office:value="8">
            <text:p>8</text:p>
          </table:table-cell>
          <table:table-cell table:style-name="ACE-62" office:value-type="float" office:value="8">
            <text:p>8</text:p>
          </table:table-cell>
          <table:table-cell table:style-name="ACE-62" office:value-type="float" office:value="8">
            <text:p>8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Lavado de Kit de mantenimiento</text:p>
          </table:table-cell>
          <table:table-cell table:number-columns-repeated="2" table:style-name="ACE-62"/>
          <table:table-cell table:style-name="ACE-62" office:value-type="float" office:value="35">
            <text:p>35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Cambio de Kit de mantenimiento</text:p>
          </table:table-cell>
          <table:table-cell table:number-columns-repeated="2" table:style-name="ACE-62"/>
          <table:table-cell table:style-name="ACE-62" office:value-type="float" office:value="35">
            <text:p>35</text:p>
          </table:table-cell>
          <table:table-cell table:number-columns-repeated="1019" table:style-name="ACE-62"/>
        </table:table-row>
        <table:table-row table:style-name="AROW-0">
          <table:table-cell table:style-name="ACE-62"/>
          <table:table-cell table:style-name="ACE-62" office:value-type="string">
            <text:p>Lavado de cabezas de impresión</text:p>
          </table:table-cell>
          <table:table-cell table:number-columns-repeated="3" table:style-name="ACE-62"/>
          <table:table-cell table:style-name="ACE-62" office:value-type="float" office:value="50">
            <text:p>50</text:p>
          </table:table-cell>
          <table:table-cell table:style-name="ACE-62" office:value-type="float" office:value="50">
            <text:p>5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Cambio de Cabezales</text:p>
          </table:table-cell>
          <table:table-cell table:number-columns-repeated="3" table:style-name="ACE-62"/>
          <table:table-cell table:style-name="ACE-62" office:value-type="float" office:value="50">
            <text:p>50</text:p>
          </table:table-cell>
          <table:table-cell table:style-name="ACE-62" office:value-type="float" office:value="50">
            <text:p>5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Cambio de tarjeta main</text:p>
          </table:table-cell>
          <table:table-cell table:number-columns-repeated="4" table:style-name="ACE-62"/>
          <table:table-cell table:style-name="ACE-62" office:value-type="float" office:value="20">
            <text:p>20</text:p>
          </table:table-cell>
          <table:table-cell table:number-columns-repeated="1017" table:style-name="ACE-62"/>
        </table:table-row>
        <table:table-row table:style-name="AROW-0">
          <table:table-cell table:style-name="ACE-62"/>
          <table:table-cell table:style-name="ACE-62" office:value-type="string">
            <text:p>Ajustes, calibración, lubricación y limpieza</text:p>
          </table:table-cell>
          <table:table-cell table:number-columns-repeated="2" table:style-name="ACE-62"/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style-name="ACE-62" office:value-type="float" office:value="40">
            <text:p>40</text:p>
          </table:table-cell>
          <table:table-cell table:number-columns-repeated="1017" table:style-name="ACE-62"/>
        </table:table-row>
        <table:table-row table:style-name="AROW-0">
          <table:table-cell table:number-columns-repeated="4" table:style-name="ACE-62"/>
          <table:table-cell table:style-name="ACE-62" table:formula="of:=SUM([.E33:.E39])" office:value-type="float" office:value="118">
            <text:p>118</text:p>
          </table:table-cell>
          <table:table-cell table:style-name="ACE-62" table:formula="of:=SUM([.F33:.F39])" office:value-type="float" office:value="148">
            <text:p>148</text:p>
          </table:table-cell>
          <table:table-cell table:style-name="ACE-62" table:formula="of:=SUM([.G33:.G39])" office:value-type="float" office:value="168">
            <text:p>168</text:p>
          </table:table-cell>
          <table:table-cell table:number-columns-repeated="1017" table:style-name="ACE-62"/>
        </table:table-row>
        <table:table-row table:style-name="AROW-0" table:number-rows-repeated="1048536">
          <table:table-cell table:number-columns-repeated="1024"/>
        </table:table-row>
        <table:named-expressions>
          <table:named-expression table:name="Print_Area" table:expression="of:=#REF!" table:base-cell-address="$'FALLAS'.$A$1"/>
          <table:named-expression table:name="Sheet_Title" table:expression="of:=&quot;FALLAS&quot;" table:base-cell-address="$'FALLAS'.$A$1"/>
        </table:named-expressions>
        <gnm:selections gnm:cursor-col="8" gnm:cursor-row="20">
          <gnm:selection gnm:start-col="8" gnm:start-row="20" gnm:end-col="8" gnm:end-row="20"/>
        </gnm:selections>
      </table:table>
      <table:table table:name="Servicios" table:style-name="ta-3" table:print="true">
        <office:forms form:automatic-focus="false" form:apply-design-mode="false">
          <form:form/>
        </office:forms>
        <table:table-column table:default-cell-style-name="ACE-63" table:style-name="ACOL-1"/>
        <table:table-column table:default-cell-style-name="ACE-63" table:style-name="ACOL-14"/>
        <table:table-column table:default-cell-style-name="ACE-63" table:style-name="ACOL-15"/>
        <table:table-column table:default-cell-style-name="ACE-63" table:style-name="ACOL-16" table:number-columns-repeated="2"/>
        <table:table-column table:default-cell-style-name="ACE-63" table:style-name="ACOL-5"/>
        <table:table-column table:default-cell-style-name="ACE-63" table:style-name="ACOL-2"/>
        <table:table-column table:default-cell-style-name="ACE-63" table:style-name="ACOL-17"/>
        <table:table-column table:default-cell-style-name="ACE-63" table:style-name="ACOL-2"/>
        <table:table-column table:default-cell-style-name="ACE-63" table:style-name="ACOL-5"/>
        <table:table-column table:default-cell-style-name="ACE-63" table:style-name="ACOL-2" table:number-columns-repeated="3"/>
        <table:table-column table:default-cell-style-name="ACE-63" table:style-name="ACOL-18"/>
        <table:table-column table:default-cell-style-name="ACE-63" table:style-name="ACOL-19"/>
        <table:table-column table:default-cell-style-name="ACE-63" table:style-name="ACOL-20"/>
        <table:table-column table:default-cell-style-name="ACE-63" table:style-name="ACOL-21"/>
        <table:table-column table:default-cell-style-name="ACE-63" table:style-name="ACOL-22"/>
        <table:table-column table:default-cell-style-name="ACE-63" table:style-name="ACOL-23"/>
        <table:table-column table:default-cell-style-name="ACE-63" table:style-name="ACOL-2" table:number-columns-repeated="44"/>
        <table:table-column table:default-cell-style-name="ACE-63" table:style-name="ACOL-0" table:number-columns-repeated="961"/>
        <table:table-row table:style-name="AROW-0">
          <table:table-cell table:number-columns-repeated="1024"/>
        </table:table-row>
        <table:table-row table:style-name="AROW-2">
          <table:table-cell table:number-columns-repeated="6" table:style-name="ACE-63"/>
          <table:table-cell table:style-name="ACE-84" office:value-type="string">
            <text:p>ESTIMACIÓN DE ESFUERZOS POR TIPO DE SOPORTE</text:p>
          </table:table-cell>
          <table:table-cell table:number-columns-repeated="2" table:style-name="ACE-84"/>
          <table:table-cell table:number-columns-repeated="1015" table:style-name="ACE-63"/>
        </table:table-row>
        <table:table-row table:style-name="AROW-0">
          <table:table-cell table:number-columns-repeated="1024"/>
        </table:table-row>
        <table:table-row table:style-name="AROW-9">
          <table:table-cell table:style-name="ACE-63"/>
          <table:table-cell table:number-rows-spanned="2" table:style-name="ACE-66"/>
          <table:table-cell table:number-columns-spanned="3" table:style-name="ACE-71" office:value-type="string">
            <text:p>Tipo</text:p>
          </table:table-cell>
          <table:covered-table-cell table:number-columns-repeated="2"/>
          <table:table-cell table:number-columns-repeated="1019" table:style-name="ACE-63"/>
        </table:table-row>
        <table:table-row table:style-name="AROW-14">
          <table:table-cell table:style-name="ACE-63"/>
          <table:covered-table-cell/>
          <table:table-cell table:style-name="ACE-72" office:value-type="string">
            <text:p>BAJO</text:p>
          </table:table-cell>
          <table:table-cell table:style-name="ACE-75" office:value-type="string">
            <text:p>MEDIO</text:p>
          </table:table-cell>
          <table:table-cell table:style-name="ACE-75" office:value-type="string">
            <text:p>ALTO</text:p>
          </table:table-cell>
          <table:table-cell table:number-columns-repeated="1019" table:style-name="ACE-63"/>
        </table:table-row>
        <table:table-row table:style-name="AROW-15">
          <table:table-cell table:style-name="ACE-63"/>
          <table:table-cell table:number-rows-spanned="3" table:style-name="ACE-67" office:value-type="string">
            <text:p>MANTENIMIENTO PREVENTIVO</text:p>
          </table:table-cell>
          <table:table-cell table:style-name="ACE-73" office:value-type="float" office:value="0.5">
            <text:p>0.50</text:p>
          </table:table-cell>
          <table:table-cell table:number-columns-repeated="2" table:style-name="ACE-74"/>
          <table:table-cell table:style-name="ACE-63"/>
          <table:table-cell table:number-columns-spanned="3" table:style-name="ACE-78" office:value-type="string">
            <text:p>* El esfuerzo es en función de horas y puede variar de acuerdo al servicio solicitado</text:p>
          </table:table-cell>
          <table:covered-table-cell table:number-columns-repeated="2"/>
          <table:table-cell table:number-columns-repeated="1015" table:style-name="ACE-63"/>
        </table:table-row>
        <table:table-row table:style-name="AROW-8">
          <table:table-cell table:style-name="ACE-63"/>
          <table:covered-table-cell/>
          <table:table-cell table:style-name="ACE-74"/>
          <table:table-cell table:style-name="ACE-73" office:value-type="float" office:value="1">
            <text:p>1.00</text:p>
          </table:table-cell>
          <table:table-cell table:style-name="ACE-74"/>
          <table:table-cell table:style-name="ACE-63"/>
          <table:table-cell table:number-columns-repeated="3" table:style-name="ACE-85"/>
          <table:table-cell table:number-columns-repeated="1015" table:style-name="ACE-63"/>
        </table:table-row>
        <table:table-row table:style-name="AROW-8">
          <table:table-cell table:style-name="ACE-63"/>
          <table:covered-table-cell/>
          <table:table-cell table:number-columns-repeated="2" table:style-name="ACE-74"/>
          <table:table-cell table:style-name="ACE-73" office:value-type="float" office:value="2">
            <text:p>2.00</text:p>
          </table:table-cell>
          <table:table-cell table:style-name="ACE-63"/>
          <table:table-cell table:number-rows-spanned="4" table:style-name="ACE-78"/>
          <table:table-cell table:style-name="ACE-63"/>
          <table:table-cell table:style-name="ACE-86"/>
          <table:table-cell table:number-columns-repeated="1015" table:style-name="ACE-63"/>
        </table:table-row>
        <table:table-row table:style-name="AROW-8">
          <table:table-cell table:style-name="ACE-63"/>
          <table:table-cell table:number-rows-spanned="3" table:style-name="ACE-68" office:value-type="string">
            <text:p>MANTENIMIENTO CORRECTIVO</text:p>
          </table:table-cell>
          <table:table-cell table:style-name="ACE-73" office:value-type="float" office:value="1">
            <text:p>1.00</text:p>
          </table:table-cell>
          <table:table-cell table:number-columns-repeated="2" table:style-name="ACE-74"/>
          <table:table-cell table:style-name="ACE-63"/>
          <table:covered-table-cell/>
          <table:table-cell table:style-name="ACE-80"/>
          <table:table-cell table:style-name="ACE-86"/>
          <table:table-cell table:number-columns-repeated="1015" table:style-name="ACE-63"/>
        </table:table-row>
        <table:table-row table:style-name="AROW-8">
          <table:table-cell table:style-name="ACE-63"/>
          <table:covered-table-cell/>
          <table:table-cell table:style-name="ACE-74"/>
          <table:table-cell table:style-name="ACE-73" office:value-type="float" office:value="2">
            <text:p>2.00</text:p>
          </table:table-cell>
          <table:table-cell table:style-name="ACE-74"/>
          <table:table-cell table:style-name="ACE-63"/>
          <table:covered-table-cell/>
          <table:table-cell table:style-name="ACE-63"/>
          <table:table-cell table:style-name="ACE-86"/>
          <table:table-cell table:number-columns-repeated="1015" table:style-name="ACE-63"/>
        </table:table-row>
        <table:table-row table:style-name="AROW-0">
          <table:table-cell table:style-name="ACE-63"/>
          <table:covered-table-cell/>
          <table:table-cell table:number-columns-repeated="2" table:style-name="ACE-74"/>
          <table:table-cell table:style-name="ACE-73" office:value-type="float" office:value="3">
            <text:p>3.00</text:p>
          </table:table-cell>
          <table:table-cell table:style-name="ACE-63"/>
          <table:covered-table-cell/>
          <table:table-cell table:style-name="ACE-80"/>
          <table:table-cell table:style-name="ACE-86"/>
          <table:table-cell table:number-columns-repeated="1015" table:style-name="ACE-63"/>
        </table:table-row>
        <table:table-row table:style-name="AROW-0">
          <table:table-cell table:number-columns-repeated="6" table:style-name="ACE-63"/>
          <table:table-cell table:number-rows-spanned="3" table:style-name="ACE-78"/>
          <table:table-cell table:style-name="ACE-80"/>
          <table:table-cell table:style-name="ACE-86"/>
          <table:table-cell table:number-columns-repeated="1015" table:style-name="ACE-63"/>
        </table:table-row>
        <table:table-row table:style-name="AROW-0">
          <table:table-cell table:number-columns-repeated="6" table:style-name="ACE-63"/>
          <table:covered-table-cell/>
          <table:table-cell table:style-name="ACE-63"/>
          <table:table-cell table:style-name="ACE-86"/>
          <table:table-cell table:number-columns-repeated="1015" table:style-name="ACE-63"/>
        </table:table-row>
        <table:table-row table:style-name="AROW-16">
          <table:table-cell table:number-columns-repeated="6" table:style-name="ACE-63"/>
          <table:covered-table-cell/>
          <table:table-cell table:style-name="ACE-80"/>
          <table:table-cell table:number-columns-repeated="1016" table:style-name="ACE-63"/>
        </table:table-row>
        <table:table-row table:style-name="AROW-17">
          <table:table-cell table:style-name="ACE-63"/>
          <table:table-cell table:number-columns-spanned="3" table:number-rows-spanned="2" table:style-name="ACE-69" office:value-type="string">
            <text:p>ETAPAS DEL SERVICIO</text:p>
          </table:table-cell>
          <table:covered-table-cell table:number-columns-repeated="2"/>
          <table:table-cell table:number-columns-spanned="3" table:style-name="ACE-87" office:value-type="string">
            <text:p>Esfuerzo por mantenimiento correctivo</text:p>
          </table:table-cell>
          <table:covered-table-cell table:number-columns-repeated="2"/>
          <table:table-cell table:number-columns-spanned="3" table:style-name="ACE-87" office:value-type="string">
            <text:p>Esfuerzo por mantenimiento preventivo</text:p>
          </table:table-cell>
          <table:covered-table-cell table:number-columns-repeated="2"/>
          <table:table-cell table:number-columns-repeated="1014" table:style-name="ACE-63"/>
        </table:table-row>
        <table:table-row table:style-name="AROW-10">
          <table:table-cell table:style-name="ACE-63"/>
          <table:covered-table-cell table:number-columns-repeated="3"/>
          <table:table-cell table:style-name="ACE-87" office:value-type="string">
            <text:p>Bajo</text:p>
          </table:table-cell>
          <table:table-cell table:style-name="ACE-87" office:value-type="string">
            <text:p>Medio </text:p>
          </table:table-cell>
          <table:table-cell table:style-name="ACE-87" office:value-type="string">
            <text:p>Alto</text:p>
          </table:table-cell>
          <table:table-cell table:style-name="ACE-87" office:value-type="string">
            <text:p>Bajo</text:p>
          </table:table-cell>
          <table:table-cell table:style-name="ACE-87" office:value-type="string">
            <text:p>Medio </text:p>
          </table:table-cell>
          <table:table-cell table:style-name="ACE-87" office:value-type="string">
            <text:p>Alto</text:p>
          </table:table-cell>
          <table:table-cell table:number-columns-repeated="1014" table:style-name="ACE-63"/>
        </table:table-row>
        <table:table-row table:style-name="AROW-0">
          <table:table-cell table:style-name="ACE-63"/>
          <table:table-cell table:number-columns-spanned="3" table:style-name="ACE-70" office:value-type="string">
            <text:p>Recibir solicitud del cliente</text:p>
          </table:table-cell>
          <table:covered-table-cell table:number-columns-repeated="2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columns-repeated="1014" table:style-name="ACE-63"/>
        </table:table-row>
        <table:table-row table:style-name="AROW-0">
          <table:table-cell table:style-name="ACE-63"/>
          <table:table-cell table:number-columns-spanned="3" table:style-name="ACE-70" office:value-type="string">
            <text:p>Recabar información</text:p>
          </table:table-cell>
          <table:covered-table-cell table:number-columns-repeated="8"/>
          <table:table-cell table:number-columns-repeated="1014" table:style-name="ACE-63"/>
        </table:table-row>
        <table:table-row table:style-name="AROW-2">
          <table:table-cell table:style-name="ACE-63"/>
          <table:table-cell table:number-columns-spanned="3" table:style-name="ACE-70" office:value-type="string">
            <text:p>Solicitar refacciones</text:p>
          </table:table-cell>
          <table:covered-table-cell table:number-columns-repeated="2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rows-spanned="2" table:style-name="ACE-88"/>
          <table:table-cell table:number-columns-spanned="3" table:number-rows-spanned="2" table:style-name="ACE-93"/>
          <table:covered-table-cell table:number-columns-repeated="2"/>
          <table:table-cell table:number-columns-repeated="3" table:style-name="ACE-93"/>
          <table:table-cell table:number-rows-spanned="2" table:style-name="ACE-98"/>
          <table:table-cell table:number-columns-repeated="1007" table:style-name="ACE-63"/>
        </table:table-row>
        <table:table-row table:style-name="AROW-2">
          <table:table-cell table:style-name="ACE-63"/>
          <table:table-cell table:number-columns-spanned="3" table:style-name="ACE-70" office:value-type="string">
            <text:p>Recibir refacciones</text:p>
          </table:table-cell>
          <table:covered-table-cell table:number-columns-repeated="11"/>
          <table:table-cell table:number-columns-repeated="3" table:style-name="ACE-93"/>
          <table:covered-table-cell/>
          <table:table-cell table:number-columns-repeated="1007" table:style-name="ACE-63"/>
        </table:table-row>
        <table:table-row table:style-name="AROW-0">
          <table:table-cell table:style-name="ACE-63"/>
          <table:table-cell table:number-columns-spanned="3" table:style-name="ACE-70" office:value-type="string">
            <text:p>Alimentar información al sistema</text:p>
          </table:table-cell>
          <table:covered-table-cell table:number-columns-repeated="2"/>
          <table:table-cell table:number-columns-repeated="6" table:style-name="ACE-88"/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number-rows-spanned="2" table:style-name="ACE-86"/>
          <table:table-cell table:style-name="ACE-65"/>
          <table:table-cell table:number-columns-repeated="1006" table:style-name="ACE-63"/>
        </table:table-row>
        <table:table-row table:style-name="AROW-0">
          <table:table-cell table:style-name="ACE-63"/>
          <table:table-cell table:number-columns-spanned="3" table:style-name="ACE-70" office:value-type="string">
            <text:p>Esfuerzo por mano de obra</text:p>
          </table:table-cell>
          <table:covered-table-cell table:number-columns-repeated="2"/>
          <table:table-cell table:style-name="ACE-77" table:formula="of:=[$'Servicios'.C9]" office:value-type="float" office:value="1">
            <text:p>1.00</text:p>
          </table:table-cell>
          <table:table-cell table:style-name="ACE-77" table:formula="of:=[$'Servicios'.D10]" office:value-type="float" office:value="2">
            <text:p>2.00</text:p>
          </table:table-cell>
          <table:table-cell table:style-name="ACE-77" table:formula="of:=[$'Servicios'.E11]" office:value-type="float" office:value="3">
            <text:p>3.00</text:p>
          </table:table-cell>
          <table:table-cell table:style-name="ACE-81" table:formula="of:=[$'Servicios'.C6]" office:value-type="float" office:value="0.5">
            <text:p>0.50</text:p>
          </table:table-cell>
          <table:table-cell table:style-name="ACE-89" table:formula="of:=[$'Servicios'.D7]" office:value-type="float" office:value="1">
            <text:p>1.00</text:p>
          </table:table-cell>
          <table:table-cell table:style-name="ACE-89" table:formula="of:=[$'Servicios'.E8]" office:value-type="float" office:value="2">
            <text:p>2.00</text:p>
          </table:table-cell>
          <table:table-cell table:number-columns-spanned="3" table:style-name="ACE-94"/>
          <table:covered-table-cell table:number-columns-repeated="2"/>
          <table:table-cell table:number-columns-repeated="3" table:style-name="ACE-94"/>
          <table:covered-table-cell/>
          <table:table-cell table:style-name="ACE-65"/>
          <table:table-cell table:number-columns-repeated="1006" table:style-name="ACE-63"/>
        </table:table-row>
        <table:table-row table:style-name="AROW-8">
          <table:table-cell table:style-name="ACE-63"/>
          <table:table-cell table:number-columns-spanned="3" table:style-name="ACE-90" office:value-type="string">
            <text:p>ESFUERZO TOTAL</text:p>
          </table:table-cell>
          <table:covered-table-cell table:number-columns-repeated="2"/>
          <table:table-cell table:style-name="ACE-90" table:formula="of:=SUM([.E17:.E22])" office:value-type="float" office:value="1">
            <text:p>1</text:p>
          </table:table-cell>
          <table:table-cell table:style-name="ACE-90" table:formula="of:=SUM([.F17:.F22])" office:value-type="float" office:value="2">
            <text:p>2</text:p>
          </table:table-cell>
          <table:table-cell table:style-name="ACE-90" table:formula="of:=SUM([.G17:.G22])" office:value-type="float" office:value="3">
            <text:p>3</text:p>
          </table:table-cell>
          <table:table-cell table:style-name="ACE-90" table:formula="of:=SUM([.H17:.H22])" office:value-type="float" office:value="0.5">
            <text:p>0.5</text:p>
          </table:table-cell>
          <table:table-cell table:style-name="ACE-90" table:formula="of:=SUM([.I17:.I22])" office:value-type="float" office:value="1">
            <text:p>1</text:p>
          </table:table-cell>
          <table:table-cell table:style-name="ACE-90" table:formula="of:=SUM([.J17:.J22])" office:value-type="float" office:value="2">
            <text:p>2</text:p>
          </table:table-cell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style-name="ACE-86"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table-cell table:style-name="ACE-78"/>
          <table:table-cell table:style-name="ACE-80"/>
          <table:table-cell table:style-name="ACE-86"/>
          <table:table-cell table:style-name="ACE-85"/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style-name="ACE-86"/>
          <table:table-cell table:style-name="ACE-65"/>
          <table:table-cell table:number-columns-repeated="1006" table:style-name="ACE-63"/>
        </table:table-row>
        <table:table-row table:style-name="AROW-8">
          <table:table-cell table:number-columns-repeated="6" table:style-name="ACE-63"/>
          <table:table-cell table:number-rows-spanned="4" table:style-name="ACE-78"/>
          <table:table-cell table:style-name="ACE-63"/>
          <table:table-cell table:style-name="ACE-86"/>
          <table:table-cell table:style-name="ACE-92"/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number-rows-spanned="3" table:style-name="ACE-86"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covered-table-cell/>
          <table:table-cell table:style-name="ACE-80"/>
          <table:table-cell table:style-name="ACE-86"/>
          <table:table-cell table:style-name="ACE-92"/>
          <table:table-cell table:number-columns-spanned="3" table:style-name="ACE-94"/>
          <table:covered-table-cell table:number-columns-repeated="2"/>
          <table:table-cell table:number-columns-repeated="3" table:style-name="ACE-94"/>
          <table:covered-table-cell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covered-table-cell/>
          <table:table-cell table:style-name="ACE-63"/>
          <table:table-cell table:style-name="ACE-86"/>
          <table:table-cell table:style-name="ACE-92"/>
          <table:table-cell table:number-columns-spanned="3" table:style-name="ACE-94"/>
          <table:covered-table-cell table:number-columns-repeated="2"/>
          <table:table-cell table:number-columns-repeated="3" table:style-name="ACE-94"/>
          <table:covered-table-cell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covered-table-cell/>
          <table:table-cell table:style-name="ACE-80"/>
          <table:table-cell table:style-name="ACE-86"/>
          <table:table-cell table:style-name="ACE-92"/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style-name="ACE-83"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table-cell table:number-columns-spanned="2" table:number-rows-spanned="2" table:style-name="ACE-79"/>
          <table:covered-table-cell/>
          <table:table-cell table:style-name="ACE-86"/>
          <table:table-cell table:style-name="ACE-92"/>
          <table:table-cell table:number-columns-spanned="3" table:style-name="ACE-94"/>
          <table:covered-table-cell table:number-columns-repeated="2"/>
          <table:table-cell table:number-columns-repeated="3" table:style-name="ACE-94"/>
          <table:table-cell table:style-name="ACE-86"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6" table:style-name="ACE-63"/>
          <table:covered-table-cell table:number-columns-repeated="2"/>
          <table:table-cell table:style-name="ACE-91"/>
          <table:table-cell table:style-name="ACE-92"/>
          <table:table-cell table:number-columns-spanned="3" table:style-name="ACE-79"/>
          <table:covered-table-cell table:number-columns-repeated="2"/>
          <table:table-cell table:number-columns-repeated="3" table:style-name="ACE-79"/>
          <table:table-cell table:style-name="ACE-83"/>
          <table:table-cell table:style-name="ACE-65"/>
          <table:table-cell table:number-columns-repeated="1006" table:style-name="ACE-63"/>
        </table:table-row>
        <table:table-row table:style-name="AROW-2">
          <table:table-cell table:number-columns-repeated="7" table:style-name="ACE-63"/>
          <table:table-cell table:style-name="ACE-82"/>
          <table:table-cell table:style-name="ACE-63"/>
          <table:table-cell table:style-name="ACE-92"/>
          <table:table-cell table:number-columns-spanned="6" table:style-name="ACE-95"/>
          <table:covered-table-cell table:number-columns-repeated="5"/>
          <table:table-cell table:style-name="ACE-64"/>
          <table:table-cell table:style-name="ACE-76"/>
          <table:table-cell table:number-columns-repeated="1006" table:style-name="ACE-63"/>
        </table:table-row>
        <table:table-row table:style-name="AROW-2">
          <table:table-cell table:number-columns-repeated="7" table:style-name="ACE-63"/>
          <table:table-cell table:style-name="ACE-82"/>
          <table:table-cell table:style-name="ACE-80"/>
          <table:table-cell table:style-name="ACE-92"/>
          <table:table-cell table:number-columns-spanned="6" table:style-name="ACE-95"/>
          <table:covered-table-cell table:number-columns-repeated="5"/>
          <table:table-cell table:style-name="ACE-97"/>
          <table:table-cell table:number-columns-repeated="1007" table:style-name="ACE-63"/>
        </table:table-row>
        <table:table-row table:style-name="AROW-0">
          <table:table-cell table:number-columns-repeated="9" table:style-name="ACE-63"/>
          <table:table-cell table:style-name="ACE-92"/>
          <table:table-cell table:number-columns-repeated="6" table:style-name="ACE-63"/>
          <table:table-cell table:style-name="ACE-96"/>
          <table:table-cell table:style-name="ACE-65"/>
          <table:table-cell table:number-columns-repeated="1006" table:style-name="ACE-63"/>
        </table:table-row>
        <table:table-row table:style-name="AROW-0">
          <table:table-cell table:number-columns-repeated="17" table:style-name="ACE-63"/>
          <table:table-cell table:style-name="ACE-65"/>
          <table:table-cell table:number-columns-repeated="1006" table:style-name="ACE-63"/>
        </table:table-row>
        <table:table-row table:style-name="AROW-0" table:number-rows-repeated="1048542">
          <table:table-cell table:number-columns-repeated="1024"/>
        </table:table-row>
        <table:named-expressions>
          <table:named-expression table:name="Print_Area" table:expression="of:=#REF!" table:base-cell-address="$'Servicios'.$A$1"/>
          <table:named-expression table:name="Sheet_Title" table:expression="of:=&quot;Servicios&quot;" table:base-cell-address="$'Servicios'.$A$1"/>
        </table:named-expressions>
        <gnm:selections gnm:cursor-col="1" gnm:cursor-row="16">
          <gnm:selection gnm:start-col="1" gnm:start-row="16" gnm:end-col="3" gnm:end-row="16"/>
        </gnm:selections>
      </table:table>
      <table:table table:name="Capacidad" table:style-name="ta-4" table:print="true">
        <office:forms form:automatic-focus="false" form:apply-design-mode="false">
          <form:form/>
        </office:forms>
        <table:table-column table:default-cell-style-name="ACE-103" table:style-name="ACOL-12"/>
        <table:table-column table:default-cell-style-name="ACE-103" table:style-name="ACOL-24"/>
        <table:table-column table:default-cell-style-name="ACE-103" table:style-name="ACOL-25"/>
        <table:table-column table:default-cell-style-name="ACE-103" table:style-name="ACOL-24"/>
        <table:table-column table:default-cell-style-name="ACE-103" table:style-name="ACOL-26"/>
        <table:table-column table:default-cell-style-name="ACE-103" table:style-name="ACOL-24"/>
        <table:table-column table:default-cell-style-name="ACE-103" table:style-name="ACOL-26"/>
        <table:table-column table:default-cell-style-name="ACE-103" table:style-name="ACOL-27"/>
        <table:table-column table:default-cell-style-name="ACE-103" table:style-name="ACOL-28"/>
        <table:table-column table:default-cell-style-name="ACE-103" table:style-name="ACOL-29" table:number-columns-repeated="3"/>
        <table:table-column table:default-cell-style-name="ACE-103" table:style-name="ACOL-12"/>
        <table:table-column table:default-cell-style-name="ACE-103" table:style-name="ACOL-29"/>
        <table:table-column table:default-cell-style-name="ACE-103" table:style-name="ACOL-12" table:number-columns-repeated="1010"/>
        <table:table-row table:style-name="AROW-0">
          <table:table-cell table:number-columns-repeated="1024"/>
        </table:table-row>
        <table:table-row table:style-name="AROW-18">
          <table:table-cell table:style-name="ACE-100"/>
          <table:table-cell table:number-columns-spanned="2" table:style-name="ACE-100" office:value-type="string">
            <text:p>bajo</text:p>
          </table:table-cell>
          <table:covered-table-cell/>
          <table:table-cell table:number-columns-spanned="2" table:style-name="ACE-100" office:value-type="string">
            <text:p>medio</text:p>
          </table:table-cell>
          <table:covered-table-cell/>
          <table:table-cell table:number-columns-spanned="2" table:style-name="ACE-100" office:value-type="string">
            <text:p>alto</text:p>
          </table:table-cell>
          <table:covered-table-cell/>
          <table:table-cell table:style-name="ACE-99" office:value-type="string">
            <text:p>Entrega de servicio diaria</text:p>
          </table:table-cell>
          <table:table-cell table:style-name="ACE-99" office:value-type="string">
            <text:p>Entrega de servicio mensual</text:p>
          </table:table-cell>
          <table:table-cell table:number-columns-spanned="6" table:style-name="ACE-101" office:value-type="string">
            <text:p>Esfuerzo de Planeación mensual</text:p>
          </table:table-cell>
          <table:covered-table-cell table:number-columns-repeated="5"/>
          <table:table-cell table:style-name="ACE-99" office:value-type="string">
            <text:p>Planeación total mensual</text:p>
          </table:table-cell>
          <table:table-cell table:number-columns-repeated="1008" table:style-name="ACE-103"/>
        </table:table-row>
        <table:table-row table:style-name="AROW-10">
          <table:table-cell table:style-name="ACE-102"/>
          <table:table-cell table:style-name="ACE-102" office:value-type="string">
            <text:p>Servicios</text:p>
          </table:table-cell>
          <table:table-cell table:style-name="ACE-102" office:value-type="string">
            <text:p>Hrs</text:p>
          </table:table-cell>
          <table:table-cell table:style-name="ACE-102" office:value-type="string">
            <text:p>Servicios</text:p>
          </table:table-cell>
          <table:table-cell table:style-name="ACE-102" office:value-type="string">
            <text:p>Hrs</text:p>
          </table:table-cell>
          <table:table-cell table:style-name="ACE-102" office:value-type="string">
            <text:p>Servicios</text:p>
          </table:table-cell>
          <table:table-cell table:style-name="ACE-102" office:value-type="string">
            <text:p>Hrs</text:p>
          </table:table-cell>
          <table:table-cell table:number-columns-repeated="2" table:style-name="ACE-102"/>
          <table:table-cell table:number-columns-spanned="2" table:style-name="ACE-102" office:value-type="string">
            <text:p>Bajo</text:p>
          </table:table-cell>
          <table:covered-table-cell/>
          <table:table-cell table:number-columns-spanned="2" table:style-name="ACE-102" office:value-type="string">
            <text:p>Medio</text:p>
          </table:table-cell>
          <table:covered-table-cell/>
          <table:table-cell table:number-columns-spanned="2" table:style-name="ACE-102" office:value-type="string">
            <text:p>Alto</text:p>
          </table:table-cell>
          <table:covered-table-cell/>
          <table:table-cell table:style-name="ACE-102"/>
          <table:table-cell table:number-columns-repeated="1008" table:style-name="ACE-103"/>
        </table:table-row>
        <table:table-row table:style-name="AROW-0">
          <table:table-cell table:style-name="ACE-102" office:value-type="string">
            <text:p>Preventivo</text:p>
          </table:table-cell>
          <table:table-cell table:style-name="ACE-104" office:value-type="float" office:value="4">
            <text:p>4</text:p>
          </table:table-cell>
          <table:table-cell table:style-name="ACE-104" office:value-type="float" office:value="0.5">
            <text:p>0.5</text:p>
          </table:table-cell>
          <table:table-cell table:style-name="ACE-104" office:value-type="float" office:value="3">
            <text:p>3</text:p>
          </table:table-cell>
          <table:table-cell table:style-name="ACE-104" office:value-type="float" office:value="1">
            <text:p>1</text:p>
          </table:table-cell>
          <table:table-cell table:style-name="ACE-104" office:value-type="float" office:value="1">
            <text:p>1</text:p>
          </table:table-cell>
          <table:table-cell table:style-name="ACE-104" office:value-type="float" office:value="2">
            <text:p>2</text:p>
          </table:table-cell>
          <table:table-cell table:style-name="ACE-104" table:formula="of:=([.B4]*[.C4])+([.D4]*[.E4])+([.F4]*[.G4])" office:value-type="float" office:value="7">
            <text:p>7</text:p>
          </table:table-cell>
          <table:table-cell table:style-name="ACE-104" table:formula="of:=[.H4]+20" office:value-type="float" office:value="27">
            <text:p>27</text:p>
          </table:table-cell>
          <table:table-cell table:style-name="ACE-104" table:formula="of:=SUM([$'Servicios'.H17:.H21])" office:value-type="float" office:value="0">
            <text:p>0</text:p>
          </table:table-cell>
          <table:table-cell table:style-name="ACE-104" table:formula="of:=([.J4]*[.B4])*20" office:value-type="float" office:value="0">
            <text:p>0</text:p>
          </table:table-cell>
          <table:table-cell table:style-name="ACE-104" table:formula="of:=SUM([$'Servicios'.I17:.I21])" office:value-type="float" office:value="0">
            <text:p>0</text:p>
          </table:table-cell>
          <table:table-cell table:style-name="ACE-104" table:formula="of:=([.L4]*[.D4])*20" office:value-type="float" office:value="0">
            <text:p>0</text:p>
          </table:table-cell>
          <table:table-cell table:style-name="ACE-104" table:formula="of:=SUM([$'Servicios'.J17:.J21])" office:value-type="float" office:value="0">
            <text:p>0</text:p>
          </table:table-cell>
          <table:table-cell table:style-name="ACE-104" table:formula="of:=([.N4]*[.F4])*20" office:value-type="float" office:value="0">
            <text:p>0</text:p>
          </table:table-cell>
          <table:table-cell table:style-name="ACE-104" table:formula="of:=SUM([.K4];[.M4];[.O4])" office:value-type="float" office:value="0">
            <text:p>0</text:p>
          </table:table-cell>
          <table:table-cell table:number-columns-repeated="1008" table:style-name="ACE-103"/>
        </table:table-row>
        <table:table-row table:style-name="AROW-0">
          <table:table-cell table:style-name="ACE-102" office:value-type="string">
            <text:p>Correctivo</text:p>
          </table:table-cell>
          <table:table-cell table:style-name="ACE-104" office:value-type="float" office:value="2">
            <text:p>2</text:p>
          </table:table-cell>
          <table:table-cell table:style-name="ACE-104" office:value-type="float" office:value="1">
            <text:p>1</text:p>
          </table:table-cell>
          <table:table-cell table:style-name="ACE-104" office:value-type="float" office:value="1">
            <text:p>1</text:p>
          </table:table-cell>
          <table:table-cell table:style-name="ACE-104" office:value-type="float" office:value="2">
            <text:p>2</text:p>
          </table:table-cell>
          <table:table-cell table:style-name="ACE-104" office:value-type="float" office:value="1">
            <text:p>1</text:p>
          </table:table-cell>
          <table:table-cell table:style-name="ACE-104" office:value-type="float" office:value="3">
            <text:p>3</text:p>
          </table:table-cell>
          <table:table-cell table:style-name="ACE-104" table:formula="of:=([.B5]*[.C5])+([.D5]*[.E5])+([.F5]*[.G5])" office:value-type="float" office:value="7">
            <text:p>7</text:p>
          </table:table-cell>
          <table:table-cell table:style-name="ACE-104" table:formula="of:=[.H5]+20" office:value-type="float" office:value="27">
            <text:p>27</text:p>
          </table:table-cell>
          <table:table-cell table:style-name="ACE-104" table:formula="of:=SUM([$'Servicios'.E17:.E21])" office:value-type="float" office:value="0">
            <text:p>0</text:p>
          </table:table-cell>
          <table:table-cell table:style-name="ACE-104" table:formula="of:=([.J5]*[.B5])*20" office:value-type="float" office:value="0">
            <text:p>0</text:p>
          </table:table-cell>
          <table:table-cell table:style-name="ACE-104" table:formula="of:=SUM([$'Servicios'.F17:.F21])" office:value-type="float" office:value="0">
            <text:p>0</text:p>
          </table:table-cell>
          <table:table-cell table:style-name="ACE-104" table:formula="of:=([.L5]*[.D5])*20" office:value-type="float" office:value="0">
            <text:p>0</text:p>
          </table:table-cell>
          <table:table-cell table:style-name="ACE-104" table:formula="of:=SUM([$'Servicios'.G17:.G21])" office:value-type="float" office:value="0">
            <text:p>0</text:p>
          </table:table-cell>
          <table:table-cell table:style-name="ACE-104" table:formula="of:=([.N5]*[.F5])*20" office:value-type="float" office:value="0">
            <text:p>0</text:p>
          </table:table-cell>
          <table:table-cell table:style-name="ACE-104" table:formula="of:=SUM([.K5];[.M5];[.O5])" office:value-type="float" office:value="0">
            <text:p>0</text:p>
          </table:table-cell>
          <table:table-cell table:number-columns-repeated="1008" table:style-name="ACE-103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103" office:value-type="string">
            <text:p>*La capacidad es contemplando dos recursos de medio tiempo</text:p>
          </table:table-cell>
          <table:table-cell table:number-columns-repeated="1023" table:style-name="ACE-103"/>
        </table:table-row>
        <table:table-row table:style-name="AROW-0" table:number-rows-repeated="1048568">
          <table:table-cell table:number-columns-repeated="1024"/>
        </table:table-row>
        <table:named-expressions>
          <table:named-expression table:name="Print_Area" table:expression="of:=#REF!" table:base-cell-address="$'Capacidad'.$A$1"/>
          <table:named-expression table:name="Sheet_Title" table:expression="of:=&quot;Capacidad&quot;" table:base-cell-address="$'Capacidad'.$A$1"/>
        </table:named-expressions>
        <gnm:selections gnm:cursor-col="11" gnm:cursor-row="11">
          <gnm:selection gnm:start-col="11" gnm:start-row="11" gnm:end-col="11" gnm:end-row="11"/>
        </gnm:selections>
      </table:table>
      <table:named-expressions>
        <table:named-expression table:name="__shared_2_0_2" table:expression="of:=#REF!*1.5" table:base-cell-address="$'Estimación'.$A$1"/>
        <table:named-range table:name="__shared_4_0_0" table:cell-range-address="SUM(#REF!)" table:base-cell-address="$'Estimación'.$A$1" table:range-usable-as="print-range filter repeat-row repeat-column"/>
        <table:named-expression table:name="__shared_2_0_0" table:expression="of:=#REF!*#REF!" table:base-cell-address="$'Estimación'.$A$1"/>
        <table:named-expression table:name="__shared_2_0_1" table:expression="of:=#REF!*1.5" table:base-cell-address="$'Estimación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2" number:grouping="true" number:min-integer-digits="1"/>
    </number:number-style>
    <number:currency-style style:name="ND-1">
      <number:text>$</number:text>
      <number:number number:decimal-places="2" number:grouping="true" number:min-integer-digits="1"/>
    </number:currency-style>
    <number:number-style style:name="ND-2-0">
      <number:text> $</number:text>
      <number:number number:decimal-places="2" number:grouping="true" number:min-integer-digits="1"/>
      <number:text> </number:text>
    </number:number-style>
    <number:number-style style:name="ND-2-1">
      <number:text>-$</number:text>
      <number:number number:decimal-places="2" number:grouping="true" number:min-integer-digits="1"/>
      <number:text> </number:text>
    </number:number-style>
    <number:number-style style:name="ND-2-2">
      <number:text> $-</number:text>
      <number:number number:decimal-places="0" number:grouping="false" number:min-integer-digits="0" gnm:min-integer-chars="1"/>
      <number:text> </number:text>
    </number:number-style>
    <number:text-style style:name="ND-2">
      <number:text> </number:text>
      <number:text-content/>
      <number:text> </number:text>
      <style:map style:condition="value()&gt;0" style:apply-style-name="ND-2-0"/>
      <style:map style:condition="value()&lt;0" style:apply-style-name="ND-2-1"/>
      <style:map style:condition="value()=0" style:apply-style-name="ND-2-2"/>
    </number:text-style>
    <number:number-style style:name="ND-3-0">
      <number:text> $</number:text>
      <number:number number:decimal-places="2" number:grouping="true" number:min-integer-digits="1"/>
      <number:text> </number:text>
    </number:number-style>
    <number:number-style style:name="ND-3-1">
      <number:text>-$</number:text>
      <number:number number:decimal-places="2" number:grouping="true" number:min-integer-digits="1"/>
      <number:text> </number:text>
    </number:number-style>
    <number:number-style style:name="ND-3-2">
      <number:text> $-</number:text>
      <number:number number:decimal-places="0" number:grouping="false" number:min-integer-digits="0" gnm:min-integer-chars="1"/>
      <number:text> </number:text>
    </number:number-style>
    <number:text-style style:name="ND-3">
      <number:text> </number:text>
      <number:text-content/>
      <number:text> </number:text>
      <style:map style:condition="value()&gt;0" style:apply-style-name="ND-3-0"/>
      <style:map style:condition="value()&lt;0" style:apply-style-name="ND-3-1"/>
      <style:map style:condition="value()=0" style:apply-style-name="ND-3-2"/>
    </number:text-style>
    <number:number-style style:name="ND-4">
      <number:number number:decimal-places="0" number:grouping="true" number:min-integer-digits="1"/>
    </number:number-style>
    <number:percentage-style style:name="ND-5">
      <number:number number:decimal-places="0" number:grouping="false" number:min-integer-digits="1"/>
      <number:text>%</number:text>
    </number:percentage-style>
    <number:number-style style:name="ND-6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0708661417323pt" style:use-optimal-column-width="true"/>
    </style:default-style>
    <style:default-style style:family="table-row">
      <style:table-row-properties style:row-height="13.294488188976377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53.85826771653543pt" fo:margin-bottom="53.85826771653543pt" fo:margin-left="50.99527559055119pt" fo:margin-right="50.99527559055119pt" fo:page-width="791.9999826986959pt" fo:page-height="611.9999826986959pt" style:table-centering="none" style:print-page-order="ttb" style:writing-mode="lr-tb" style:print-orientation="landscape" style:print="charts drawings objects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2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3" style:page-usage="all">
      <style:page-layout-properties fo:margin-top="54pt" fo:margin-bottom="54pt" fo:margin-left="50.4pt" fo:margin-right="50.4pt" fo:page-width="791.9999826986959pt" fo:page-height="611.9999826986959pt" style:table-centering="none" style:print-page-order="ttb" style:writing-mode="lr-tb" style:print-orientation="landscape" style:print="charts drawings objects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4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Estimación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INSTALACIONES" style:page-layout-name="pl-1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FALLAS" style:page-layout-name="pl-2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3" style:display-name="Servicios" style:page-layout-name="pl-3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4" style:display-name="Capacidad" style:page-layout-name="pl-4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5-04-16T14:10:39Z</dc:date>
    <meta:print-date>2012-03-02T06:14:02Z</meta:print-date>
    <meta:creation-date>2012-02-20T23:56:32Z</meta:creation-date>
    <meta:generator>gnumeric/1.12.17</meta:generator>
    <meta:initial-creator>LWeidman</meta:initial-creator>
  </office:meta>
</office:document-meta>
</file>